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7291in"/>
    </style:style>
    <style:style style:name="co10" style:family="table-column">
      <style:table-column-properties fo:break-before="auto" style:column-width="8.6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book_board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cbook type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 ID</text:p>
          </table:table-cell>
          <table:table-cell office:value-type="string" calcext:value-type="string">
            <text:p>Board Number</text:p>
          </table:table-cell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924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1</text:p>
          </table:table-cell>
          <table:table-cell office:value-type="string" calcext:value-type="string">
            <text:p>820-00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2925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78</text:p>
          </table:table-cell>
          <table:table-cell office:value-type="string" calcext:value-type="string">
            <text:p>A1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Late 2018</text:p>
          </table:table-cell>
          <table:table-cell office:value-type="string" calcext:value-type="string">
            <text:p>MacBookAir8,1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True Tone 2019</text:p>
          </table:table-cell>
          <table:table-cell office:value-type="string" calcext:value-type="string">
            <text:p>MacBookAir8,2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2</text:p>
          </table:table-cell>
          <table:table-cell office:value-type="string" calcext:value-type="string">
            <text:p>A2179</text:p>
          </table:table-cell>
          <table:table-cell office:value-type="string" calcext:value-type="string">
            <text:p>Early 2020</text:p>
          </table:table-cell>
          <table:table-cell office:value-type="string" calcext:value-type="string">
            <text:p>MacBookAir9,1</text:p>
          </table:table-cell>
          <table:table-cell office:value-type="string" calcext:value-type="string">
            <text:p>820-01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598</text:p>
          </table:table-cell>
          <table:table-cell office:value-type="string" calcext:value-type="string">
            <text:p>A2337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Air10,1</text:p>
          </table:table-cell>
          <table:table-cell office:value-type="string" calcext:value-type="string">
            <text:p>820-0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4074</text:p>
          </table:table-cell>
          <table:table-cell office:value-type="string" calcext:value-type="string">
            <text:p>A2681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2</text:p>
          </table:table-cell>
          <table:table-cell office:value-type="string" calcext:value-type="string">
            <text:p>820-02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34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Air2,1</text:p>
          </table:table-cell>
          <table:table-cell office:value-type="string" calcext:value-type="string">
            <text:p>820-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393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1</text:p>
          </table:table-cell>
          <table:table-cell office:value-type="string" calcext:value-type="string">
            <text:p>820-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92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2</text:p>
          </table:table-cell>
          <table:table-cell office:value-type="string" calcext:value-type="string">
            <text:p>820-2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69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2</text:p>
          </table:table-cell>
          <table:table-cell office:value-type="string" calcext:value-type="string">
            <text:p>820-3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47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1</text:p>
          </table:table-cell>
          <table:table-cell office:value-type="string" calcext:value-type="string">
            <text:p>820-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558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1</text:p>
          </table:table-cell>
          <table:table-cell office:value-type="string" calcext:value-type="string">
            <text:p>820-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9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2</text:p>
          </table:table-cell>
          <table:table-cell office:value-type="string" calcext:value-type="string">
            <text:p>820-3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09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4</text:p>
          </table:table-cell>
          <table:table-cell office:value-type="string" calcext:value-type="string">
            <text:p>820-00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163, 820-00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071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2016 4xTBT3 TB</text:p>
          </table:table-cell>
          <table:table-cell office:value-type="string" calcext:value-type="string">
            <text:p>MacBookPro13,2</text:p>
          </table:table-cell>
          <table:table-cell office:value-type="string" calcext:value-type="string">
            <text:p>820-0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07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Late 2016</text:p>
          </table:table-cell>
          <table:table-cell office:value-type="string" calcext:value-type="string">
            <text:p>MacBookPro13,3</text:p>
          </table:table-cell>
          <table:table-cell office:value-type="string" calcext:value-type="string">
            <text:p>820-00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4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Mid 2017 2xTBT3 No TB</text:p>
          </table:table-cell>
          <table:table-cell office:value-type="string" calcext:value-type="string">
            <text:p>MacBookPro14,1</text:p>
          </table:table-cell>
          <table:table-cell office:value-type="string" calcext:value-type="string">
            <text:p>820-00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24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8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58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9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78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2016 2xTBT3 No TB</text:p>
          </table:table-cell>
          <table:table-cell office:value-type="string" calcext:value-type="string">
            <text:p>MacBookPro13,1</text:p>
          </table:table-cell>
          <table:table-cell office:value-type="string" calcext:value-type="string">
            <text:p>820-0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Mid 2017 4xTBT3 TB</text:p>
          </table:table-cell>
          <table:table-cell office:value-type="string" calcext:value-type="string">
            <text:p>MacBookPro14,2</text:p>
          </table:table-cell>
          <table:table-cell office:value-type="string" calcext:value-type="string">
            <text:p>820-00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16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3</text:p>
          </table:table-cell>
          <table:table-cell office:value-type="string" calcext:value-type="string">
            <text:p>820-0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1</text:p>
          </table:table-cell>
          <table:table-cell office:value-type="string" calcext:value-type="string">
            <text:p>A2159</text:p>
          </table:table-cell>
          <table:table-cell office:value-type="string" calcext:value-type="string">
            <text:p>2019 2xTBT3 TB</text:p>
          </table:table-cell>
          <table:table-cell office:value-type="string" calcext:value-type="string">
            <text:p>MacBookPro15,4</text:p>
          </table:table-cell>
          <table:table-cell office:value-type="string" calcext:value-type="string">
            <text:p>820-01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347</text:p>
          </table:table-cell>
          <table:table-cell office:value-type="string" calcext:value-type="string">
            <text:p>A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6,1</text:p>
          </table:table-cell>
          <table:table-cell office:value-type="string" calcext:value-type="string">
            <text:p>820-0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48</text:p>
          </table:table-cell>
          <table:table-cell office:value-type="string" calcext:value-type="string">
            <text:p>A2251</text:p>
          </table:table-cell>
          <table:table-cell office:value-type="string" calcext:value-type="string">
            <text:p>2020 4XTBT3 TB</text:p>
          </table:table-cell>
          <table:table-cell office:value-type="string" calcext:value-type="string">
            <text:p>MacBookPro16,2</text:p>
          </table:table-cell>
          <table:table-cell office:value-type="string" calcext:value-type="string">
            <text:p>820-01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456</text:p>
          </table:table-cell>
          <table:table-cell office:value-type="string" calcext:value-type="string">
            <text:p>A2289</text:p>
          </table:table-cell>
          <table:table-cell office:value-type="string" calcext:value-type="string">
            <text:p>2020 2xTBT3 TB</text:p>
          </table:table-cell>
          <table:table-cell office:value-type="string" calcext:value-type="string">
            <text:p>MacBookPro16,3</text:p>
          </table:table-cell>
          <table:table-cell office:value-type="string" calcext:value-type="string">
            <text:p>820-0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Pro17,1</text:p>
          </table:table-cell>
          <table:table-cell office:value-type="string" calcext:value-type="string">
            <text:p>820-0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3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4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XX,X</text:p>
          </table:table-cell>
          <table:table-cell office:value-type="string" calcext:value-type="string">
            <text:p>820-0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2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7</text:p>
          </table:table-cell>
          <table:table-cell office:value-type="string" calcext:value-type="string">
            <text:p>820-02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2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12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3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7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Late 2012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7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, 820-3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4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74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76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81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3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Pro12,1</text:p>
          </table:table-cell>
          <table:table-cell office:value-type="string" calcext:value-type="string">
            <text:p>820-4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te 2008</text:p>
          </table:table-cell>
          <table:table-cell/>
          <table:table-cell office:value-type="string" calcext:value-type="string">
            <text:p>820-2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25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MacBookPro5,1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27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26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5</text:p>
          </table:table-cell>
          <table:table-cell office:value-type="string" calcext:value-type="string">
            <text:p>820-2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32, 820-2330, 820-2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4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 2.5Ghz</text:p>
          </table:table-cell>
          <table:table-cell office:value-type="string" calcext:value-type="string">
            <text:p>MacBookPro5,4</text:p>
          </table:table-cell>
          <table:table-cell office:value-type="string" calcext:value-type="string">
            <text:p>820-2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29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1</text:p>
          </table:table-cell>
          <table:table-cell office:value-type="string" calcext:value-type="string">
            <text:p>820-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2</text:p>
          </table:table-cell>
          <table:table-cell office:value-type="string" calcext:value-type="string">
            <text:p>820-2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51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7,1</text:p>
          </table:table-cell>
          <table:table-cell office:value-type="string" calcext:value-type="string">
            <text:p>820-2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-1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564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-1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6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19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5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2</text:p>
          </table:table-cell>
          <table:table-cell office:value-type="string" calcext:value-type="string">
            <text:p>820-3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56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1</text:p>
          </table:table-cell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820-278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820-18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820-2979</text:p>
          </table:table-cell>
          <table:table-cell office:value-type="string" calcext:value-type="string">
            <text:p>820-2879</text:p>
          </table:table-cell>
          <table:table-cell table:formula="of:= &quot;The logic board part number is &quot; &amp; TEXT([.H81]; &quot;@&quot;) &amp; &quot; and the user intended to type &quot; &amp; TEXT([.I81]; &quot;@&quot;)" office:value-type="string" office:string-value="The logic board part number is 820-2979 and the user intended to type 820-2879" calcext:value-type="string">
            <text:p>The logic board part number is 820-2979 and the user intended to type 820-287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855</text:p>
          </table:table-cell>
          <table:table-cell/>
          <table:table-cell table:formula="of:= &quot;The logic board part number is &quot; &amp; TEXT([.H82]; &quot;@&quot;) &amp; &quot; and the user intended to type &quot; &amp; TEXT([.I82]; &quot;@&quot;)" office:value-type="string" office:string-value="The logic board part number is 820-2855 and the user intended to type 0" calcext:value-type="string">
            <text:p>The logic board part number is 820-285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877</text:p>
          </table:table-cell>
          <table:table-cell/>
          <table:table-cell table:formula="of:= &quot;The logic board part number is &quot; &amp; TEXT([.H83]; &quot;@&quot;) &amp; &quot; and the user intended to type &quot; &amp; TEXT([.I83]; &quot;@&quot;)" office:value-type="string" office:string-value="The logic board part number is 820-2877 and the user intended to type 0" calcext:value-type="string">
            <text:p>The logic board part number is 820-287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90</text:p>
          </table:table-cell>
          <table:table-cell office:value-type="string" calcext:value-type="string">
            <text:p>820-2390</text:p>
          </table:table-cell>
          <table:table-cell table:formula="of:= &quot;The logic board part number is &quot; &amp; TEXT([.H84]; &quot;@&quot;) &amp; &quot; and the user intended to type &quot; &amp; TEXT([.I84]; &quot;@&quot;)" office:value-type="string" office:string-value="The logic board part number is 820-3290 and the user intended to type 820-2390" calcext:value-type="string">
            <text:p>The logic board part number is 820-3290 and the user intended to type 820-239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565</text:p>
          </table:table-cell>
          <table:table-cell/>
          <table:table-cell table:formula="of:= &quot;The logic board part number is &quot; &amp; TEXT([.H85]; &quot;@&quot;) &amp; &quot; and the user intended to type &quot; &amp; TEXT([.I85]; &quot;@&quot;)" office:value-type="string" office:string-value="The logic board part number is 820-2565 and the user intended to type 0" calcext:value-type="string">
            <text:p>The logic board part number is 820-256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33</text:p>
          </table:table-cell>
          <table:table-cell/>
          <table:table-cell table:formula="of:= &quot;The logic board part number is &quot; &amp; TEXT([.H86]; &quot;@&quot;) &amp; &quot; and the user intended to type &quot; &amp; TEXT([.I86]; &quot;@&quot;)" office:value-type="string" office:string-value="The logic board part number is 820-2333 and the user intended to type 0" calcext:value-type="string">
            <text:p>The logic board part number is 820-233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762</text:p>
          </table:table-cell>
          <table:table-cell/>
          <table:table-cell table:formula="of:= &quot;The logic board part number is &quot; &amp; TEXT([.H87]; &quot;@&quot;) &amp; &quot; and the user intended to type &quot; &amp; TEXT([.I87]; &quot;@&quot;)" office:value-type="string" office:string-value="The logic board part number is 820-2762 and the user intended to type 0" calcext:value-type="string">
            <text:p>The logic board part number is 820-276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36</text:p>
          </table:table-cell>
          <table:table-cell office:value-type="string" calcext:value-type="string">
            <text:p>820-3435</text:p>
          </table:table-cell>
          <table:table-cell table:formula="of:= &quot;The logic board part number is &quot; &amp; TEXT([.H88]; &quot;@&quot;) &amp; &quot; and the user intended to type &quot; &amp; TEXT([.I88]; &quot;@&quot;)" office:value-type="string" office:string-value="The logic board part number is 820-3436 and the user intended to type 820-3435" calcext:value-type="string">
            <text:p>The logic board part number is 820-3436 and the user intended to type 820-34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93</text:p>
          </table:table-cell>
          <table:table-cell/>
          <table:table-cell table:formula="of:= &quot;The logic board part number is &quot; &amp; TEXT([.H89]; &quot;@&quot;) &amp; &quot; and the user intended to type &quot; &amp; TEXT([.I89]; &quot;@&quot;)" office:value-type="string" office:string-value="The logic board part number is 820-2993 and the user intended to type 0" calcext:value-type="string">
            <text:p>The logic board part number is 820-299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01</text:p>
          </table:table-cell>
          <table:table-cell/>
          <table:table-cell table:formula="of:= &quot;The logic board part number is &quot; &amp; TEXT([.H90]; &quot;@&quot;) &amp; &quot; and the user intended to type &quot; &amp; TEXT([.I90]; &quot;@&quot;)" office:value-type="string" office:string-value="The logic board part number is 820-2301 and the user intended to type 0" calcext:value-type="string">
            <text:p>The logic board part number is 820-230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580</text:p>
          </table:table-cell>
          <table:table-cell office:value-type="string" calcext:value-type="string">
            <text:p>820-2850</text:p>
          </table:table-cell>
          <table:table-cell table:formula="of:= &quot;The logic board part number is &quot; &amp; TEXT([.H91]; &quot;@&quot;) &amp; &quot; and the user intended to type &quot; &amp; TEXT([.I91]; &quot;@&quot;)" office:value-type="string" office:string-value="The logic board part number is 820-2580 and the user intended to type 820-2850" calcext:value-type="string">
            <text:p>The logic board part number is 820-2580 and the user intended to type 820-28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662</text:p>
          </table:table-cell>
          <table:table-cell/>
          <table:table-cell table:formula="of:= &quot;The logic board part number is &quot; &amp; TEXT([.H92]; &quot;@&quot;) &amp; &quot; and the user intended to type &quot; &amp; TEXT([.I92]; &quot;@&quot;)" office:value-type="string" office:string-value="The logic board part number is 820-2662 and the user intended to type 0" calcext:value-type="string">
            <text:p>The logic board part number is 820-266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26</text:p>
          </table:table-cell>
          <table:table-cell office:value-type="string" calcext:value-type="string">
            <text:p>820-2936</text:p>
          </table:table-cell>
          <table:table-cell table:formula="of:= &quot;The logic board part number is &quot; &amp; TEXT([.H93]; &quot;@&quot;) &amp; &quot; and the user intended to type &quot; &amp; TEXT([.I93]; &quot;@&quot;)" office:value-type="string" office:string-value="The logic board part number is 820-2926 and the user intended to type 820-2936" calcext:value-type="string">
            <text:p>The logic board part number is 820-2926 and the user intended to type 820-29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32</text:p>
          </table:table-cell>
          <table:table-cell/>
          <table:table-cell table:formula="of:= &quot;The logic board part number is &quot; &amp; TEXT([.H94]; &quot;@&quot;) &amp; &quot; and the user intended to type &quot; &amp; TEXT([.I94]; &quot;@&quot;)" office:value-type="string" office:string-value="The logic board part number is 820-3432 and the user intended to type 0" calcext:value-type="string">
            <text:p>The logic board part number is 820-343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942</text:p>
          </table:table-cell>
          <table:table-cell office:value-type="string" calcext:value-type="string">
            <text:p>820-4924</text:p>
          </table:table-cell>
          <table:table-cell table:formula="of:= &quot;The logic board part number is &quot; &amp; TEXT([.H95]; &quot;@&quot;) &amp; &quot; and the user intended to type &quot; &amp; TEXT([.I95]; &quot;@&quot;)" office:value-type="string" office:string-value="The logic board part number is 820-4942 and the user intended to type 820-4924" calcext:value-type="string">
            <text:p>The logic board part number is 820-4942 and the user intended to type 820-49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733</text:p>
          </table:table-cell>
          <table:table-cell/>
          <table:table-cell table:formula="of:= &quot;The logic board part number is &quot; &amp; TEXT([.H96]; &quot;@&quot;) &amp; &quot; and the user intended to type &quot; &amp; TEXT([.I96]; &quot;@&quot;)" office:value-type="string" office:string-value="The logic board part number is 820-2733 and the user intended to type 0" calcext:value-type="string">
            <text:p>The logic board part number is 820-273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16</text:p>
          </table:table-cell>
          <table:table-cell office:value-type="string" calcext:value-type="string">
            <text:p>820-2915</text:p>
          </table:table-cell>
          <table:table-cell table:formula="of:= &quot;The logic board part number is &quot; &amp; TEXT([.H97]; &quot;@&quot;) &amp; &quot; and the user intended to type &quot; &amp; TEXT([.I97]; &quot;@&quot;)" office:value-type="string" office:string-value="The logic board part number is 820-2916 and the user intended to type 820-2915" calcext:value-type="string">
            <text:p>The logic board part number is 820-2916 and the user intended to type 820-29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00</text:p>
          </table:table-cell>
          <table:table-cell/>
          <table:table-cell table:formula="of:= &quot;The logic board part number is &quot; &amp; TEXT([.H98]; &quot;@&quot;) &amp; &quot; and the user intended to type &quot; &amp; TEXT([.I98]; &quot;@&quot;)" office:value-type="string" office:string-value="The logic board part number is 820-3200 and the user intended to type 0" calcext:value-type="string">
            <text:p>The logic board part number is 820-320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88</text:p>
          </table:table-cell>
          <table:table-cell/>
          <table:table-cell table:formula="of:= &quot;The logic board part number is &quot; &amp; TEXT([.H99]; &quot;@&quot;) &amp; &quot; and the user intended to type &quot; &amp; TEXT([.I99]; &quot;@&quot;)" office:value-type="string" office:string-value="The logic board part number is 820-3588 and the user intended to type 0" calcext:value-type="string">
            <text:p>The logic board part number is 820-358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668</text:p>
          </table:table-cell>
          <table:table-cell/>
          <table:table-cell table:formula="of:= &quot;The logic board part number is &quot; &amp; TEXT([.H100]; &quot;@&quot;) &amp; &quot; and the user intended to type &quot; &amp; TEXT([.I100]; &quot;@&quot;)" office:value-type="string" office:string-value="The logic board part number is 820-4668 and the user intended to type 0" calcext:value-type="string">
            <text:p>The logic board part number is 820-466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302</text:p>
          </table:table-cell>
          <table:table-cell/>
          <table:table-cell table:formula="of:= &quot;The logic board part number is &quot; &amp; TEXT([.H101]; &quot;@&quot;) &amp; &quot; and the user intended to type &quot; &amp; TEXT([.I101]; &quot;@&quot;)" office:value-type="string" office:string-value="The logic board part number is 820-3302 and the user intended to type 0" calcext:value-type="string">
            <text:p>The logic board part number is 820-330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567</text:p>
          </table:table-cell>
          <table:table-cell/>
          <table:table-cell table:formula="of:= &quot;The logic board part number is &quot; &amp; TEXT([.H102]; &quot;@&quot;) &amp; &quot; and the user intended to type &quot; &amp; TEXT([.I102]; &quot;@&quot;)" office:value-type="string" office:string-value="The logic board part number is 820-2567 and the user intended to type 0" calcext:value-type="string">
            <text:p>The logic board part number is 820-256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059</text:p>
          </table:table-cell>
          <table:table-cell/>
          <table:table-cell table:formula="of:= &quot;The logic board part number is &quot; &amp; TEXT([.H103]; &quot;@&quot;) &amp; &quot; and the user intended to type &quot; &amp; TEXT([.I103]; &quot;@&quot;)" office:value-type="string" office:string-value="The logic board part number is 820-3059 and the user intended to type 0" calcext:value-type="string">
            <text:p>The logic board part number is 820-305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35</text:p>
          </table:table-cell>
          <table:table-cell office:value-type="string" calcext:value-type="string">
            <text:p>820-3435</text:p>
          </table:table-cell>
          <table:table-cell table:formula="of:= &quot;The logic board part number is &quot; &amp; TEXT([.H104]; &quot;@&quot;) &amp; &quot; and the user intended to type &quot; &amp; TEXT([.I104]; &quot;@&quot;)" office:value-type="string" office:string-value="The logic board part number is 820-3235 and the user intended to type 820-3435" calcext:value-type="string">
            <text:p>The logic board part number is 820-3235 and the user intended to type 820-34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47</text:p>
          </table:table-cell>
          <table:table-cell/>
          <table:table-cell table:formula="of:= &quot;The logic board part number is &quot; &amp; TEXT([.H105]; &quot;@&quot;) &amp; &quot; and the user intended to type &quot; &amp; TEXT([.I105]; &quot;@&quot;)" office:value-type="string" office:string-value="The logic board part number is 820-3547 and the user intended to type 0" calcext:value-type="string">
            <text:p>The logic board part number is 820-354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45</text:p>
          </table:table-cell>
          <table:table-cell office:value-type="string" calcext:value-type="string">
            <text:p>820-00045</text:p>
          </table:table-cell>
          <table:table-cell table:formula="of:= &quot;The logic board part number is &quot; &amp; TEXT([.H106]; &quot;@&quot;) &amp; &quot; and the user intended to type &quot; &amp; TEXT([.I106]; &quot;@&quot;)" office:value-type="string" office:string-value="The logic board part number is 820-0045 and the user intended to type 820-00045" calcext:value-type="string">
            <text:p>The logic board part number is 820-0045 and the user intended to type 820-0004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78</text:p>
          </table:table-cell>
          <table:table-cell/>
          <table:table-cell table:formula="of:= &quot;The logic board part number is &quot; &amp; TEXT([.H107]; &quot;@&quot;) &amp; &quot; and the user intended to type &quot; &amp; TEXT([.I107]; &quot;@&quot;)" office:value-type="string" office:string-value="The logic board part number is 820-2978 and the user intended to type 0" calcext:value-type="string">
            <text:p>The logic board part number is 820-297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01</text:p>
          </table:table-cell>
          <table:table-cell/>
          <table:table-cell table:formula="of:= &quot;The logic board part number is &quot; &amp; TEXT([.H108]; &quot;@&quot;) &amp; &quot; and the user intended to type &quot; &amp; TEXT([.I108]; &quot;@&quot;)" office:value-type="string" office:string-value="The logic board part number is 820-2901 and the user intended to type 0" calcext:value-type="string">
            <text:p>The logic board part number is 820-290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828</text:p>
          </table:table-cell>
          <table:table-cell/>
          <table:table-cell table:formula="of:= &quot;The logic board part number is &quot; &amp; TEXT([.H109]; &quot;@&quot;) &amp; &quot; and the user intended to type &quot; &amp; TEXT([.I109]; &quot;@&quot;)" office:value-type="string" office:string-value="The logic board part number is 820-2828 and the user intended to type 0" calcext:value-type="string">
            <text:p>The logic board part number is 820-282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300</text:p>
          </table:table-cell>
          <table:table-cell/>
          <table:table-cell table:formula="of:= &quot;The logic board part number is &quot; &amp; TEXT([.H110]; &quot;@&quot;) &amp; &quot; and the user intended to type &quot; &amp; TEXT([.I110]; &quot;@&quot;)" office:value-type="string" office:string-value="The logic board part number is 820-3300 and the user intended to type 0" calcext:value-type="string">
            <text:p>The logic board part number is 820-330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496</text:p>
          </table:table-cell>
          <table:table-cell/>
          <table:table-cell table:formula="of:= &quot;The logic board part number is &quot; &amp; TEXT([.H111]; &quot;@&quot;) &amp; &quot; and the user intended to type &quot; &amp; TEXT([.I111]; &quot;@&quot;)" office:value-type="string" office:string-value="The logic board part number is 820-2496 and the user intended to type 0" calcext:value-type="string">
            <text:p>The logic board part number is 820-249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5482</text:p>
          </table:table-cell>
          <table:table-cell/>
          <table:table-cell table:formula="of:= &quot;The logic board part number is &quot; &amp; TEXT([.H112]; &quot;@&quot;) &amp; &quot; and the user intended to type &quot; &amp; TEXT([.I112]; &quot;@&quot;)" office:value-type="string" office:string-value="The logic board part number is 820-5482 and the user intended to type 0" calcext:value-type="string">
            <text:p>The logic board part number is 820-548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82</text:p>
          </table:table-cell>
          <table:table-cell/>
          <table:table-cell table:formula="of:= &quot;The logic board part number is &quot; &amp; TEXT([.H113]; &quot;@&quot;) &amp; &quot; and the user intended to type &quot; &amp; TEXT([.I113]; &quot;@&quot;)" office:value-type="string" office:string-value="The logic board part number is 820-3482 and the user intended to type 0" calcext:value-type="string">
            <text:p>The logic board part number is 820-348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926</text:p>
          </table:table-cell>
          <table:table-cell/>
          <table:table-cell table:formula="of:= &quot;The logic board part number is &quot; &amp; TEXT([.H114]; &quot;@&quot;) &amp; &quot; and the user intended to type &quot; &amp; TEXT([.I114]; &quot;@&quot;)" office:value-type="string" office:string-value="The logic board part number is 820-3926 and the user intended to type 0" calcext:value-type="string">
            <text:p>The logic board part number is 820-392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78</text:p>
          </table:table-cell>
          <table:table-cell/>
          <table:table-cell table:formula="of:= &quot;The logic board part number is &quot; &amp; TEXT([.H115]; &quot;@&quot;) &amp; &quot; and the user intended to type &quot; &amp; TEXT([.I115]; &quot;@&quot;)" office:value-type="string" office:string-value="The logic board part number is 820-3478 and the user intended to type 0" calcext:value-type="string">
            <text:p>The logic board part number is 820-347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96</text:p>
          </table:table-cell>
          <table:table-cell/>
          <table:table-cell table:formula="of:= &quot;The logic board part number is &quot; &amp; TEXT([.H116]; &quot;@&quot;) &amp; &quot; and the user intended to type &quot; &amp; TEXT([.I116]; &quot;@&quot;)" office:value-type="string" office:string-value="The logic board part number is 820-2396 and the user intended to type 0" calcext:value-type="string">
            <text:p>The logic board part number is 820-239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6</text:p>
          </table:table-cell>
          <table:table-cell/>
          <table:table-cell table:formula="of:= &quot;The logic board part number is &quot; &amp; TEXT([.H117]; &quot;@&quot;) &amp; &quot; and the user intended to type &quot; &amp; TEXT([.I117]; &quot;@&quot;)" office:value-type="string" office:string-value="The logic board part number is 820-0016 and the user intended to type 0" calcext:value-type="string">
            <text:p>The logic board part number is 820-001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201</text:p>
          </table:table-cell>
          <table:table-cell/>
          <table:table-cell table:formula="of:= &quot;The logic board part number is &quot; &amp; TEXT([.H118]; &quot;@&quot;) &amp; &quot; and the user intended to type &quot; &amp; TEXT([.I118]; &quot;@&quot;)" office:value-type="string" office:string-value="The logic board part number is 820-2201 and the user intended to type 0" calcext:value-type="string">
            <text:p>The logic board part number is 820-220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722</text:p>
          </table:table-cell>
          <table:table-cell/>
          <table:table-cell table:formula="of:= &quot;The logic board part number is &quot; &amp; TEXT([.H119]; &quot;@&quot;) &amp; &quot; and the user intended to type &quot; &amp; TEXT([.I119]; &quot;@&quot;)" office:value-type="string" office:string-value="The logic board part number is 820-1722 and the user intended to type 0" calcext:value-type="string">
            <text:p>The logic board part number is 820-172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126</text:p>
          </table:table-cell>
          <table:table-cell/>
          <table:table-cell table:formula="of:= &quot;The logic board part number is &quot; &amp; TEXT([.H120]; &quot;@&quot;) &amp; &quot; and the user intended to type &quot; &amp; TEXT([.I120]; &quot;@&quot;)" office:value-type="string" office:string-value="The logic board part number is 820-3126 and the user intended to type 0" calcext:value-type="string">
            <text:p>The logic board part number is 820-312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39</text:p>
          </table:table-cell>
          <table:table-cell/>
          <table:table-cell table:formula="of:= &quot;The logic board part number is &quot; &amp; TEXT([.H121]; &quot;@&quot;) &amp; &quot; and the user intended to type &quot; &amp; TEXT([.I121]; &quot;@&quot;)" office:value-type="string" office:string-value="The logic board part number is 820-3539 and the user intended to type 0" calcext:value-type="string">
            <text:p>The logic board part number is 820-353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92</text:p>
          </table:table-cell>
          <table:table-cell/>
          <table:table-cell table:formula="of:= &quot;The logic board part number is &quot; &amp; TEXT([.H122]; &quot;@&quot;) &amp; &quot; and the user intended to type &quot; &amp; TEXT([.I122]; &quot;@&quot;)" office:value-type="string" office:string-value="The logic board part number is 820-3492 and the user intended to type 0" calcext:value-type="string">
            <text:p>The logic board part number is 820-349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53</text:p>
          </table:table-cell>
          <table:table-cell/>
          <table:table-cell table:formula="of:= &quot;The logic board part number is &quot; &amp; TEXT([.H123]; &quot;@&quot;) &amp; &quot; and the user intended to type &quot; &amp; TEXT([.I123]; &quot;@&quot;)" office:value-type="string" office:string-value="The logic board part number is 820-3453 and the user intended to type 0" calcext:value-type="string">
            <text:p>The logic board part number is 820-345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091</text:p>
          </table:table-cell>
          <table:table-cell/>
          <table:table-cell table:formula="of:= &quot;The logic board part number is &quot; &amp; TEXT([.H124]; &quot;@&quot;) &amp; &quot; and the user intended to type &quot; &amp; TEXT([.I124]; &quot;@&quot;)" office:value-type="string" office:string-value="The logic board part number is 820-2091 and the user intended to type 0" calcext:value-type="string">
            <text:p>The logic board part number is 820-209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115</text:p>
          </table:table-cell>
          <table:table-cell/>
          <table:table-cell table:formula="of:= &quot;The logic board part number is &quot; &amp; TEXT([.H125]; &quot;@&quot;) &amp; &quot; and the user intended to type &quot; &amp; TEXT([.I125]; &quot;@&quot;)" office:value-type="string" office:string-value="The logic board part number is 820-2115 and the user intended to type 0" calcext:value-type="string">
            <text:p>The logic board part number is 820-211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032</text:p>
          </table:table-cell>
          <table:table-cell/>
          <table:table-cell table:formula="of:= &quot;The logic board part number is &quot; &amp; TEXT([.H126]; &quot;@&quot;) &amp; &quot; and the user intended to type &quot; &amp; TEXT([.I126]; &quot;@&quot;)" office:value-type="string" office:string-value="The logic board part number is 820-3032 and the user intended to type 0" calcext:value-type="string">
            <text:p>The logic board part number is 820-303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26</text:p>
          </table:table-cell>
          <table:table-cell/>
          <table:table-cell table:formula="of:= &quot;The logic board part number is &quot; &amp; TEXT([.H127]; &quot;@&quot;) &amp; &quot; and the user intended to type &quot; &amp; TEXT([.I127]; &quot;@&quot;)" office:value-type="string" office:string-value="The logic board part number is 820-3226 and the user intended to type 0" calcext:value-type="string">
            <text:p>The logic board part number is 820-322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663</text:p>
          </table:table-cell>
          <table:table-cell/>
          <table:table-cell table:formula="of:= &quot;The logic board part number is &quot; &amp; TEXT([.H128]; &quot;@&quot;) &amp; &quot; and the user intended to type &quot; &amp; TEXT([.I128]; &quot;@&quot;)" office:value-type="string" office:string-value="The logic board part number is 820-2663 and the user intended to type 0" calcext:value-type="string">
            <text:p>The logic board part number is 820-266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8435</text:p>
          </table:table-cell>
          <table:table-cell/>
          <table:table-cell table:formula="of:= &quot;The logic board part number is &quot; &amp; TEXT([.H129]; &quot;@&quot;) &amp; &quot; and the user intended to type &quot; &amp; TEXT([.I129]; &quot;@&quot;)" office:value-type="string" office:string-value="The logic board part number is 820-8435 and the user intended to type 0" calcext:value-type="string">
            <text:p>The logic board part number is 820-843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27</text:p>
          </table:table-cell>
          <table:table-cell office:value-type="string" calcext:value-type="string">
            <text:p>820-3437</text:p>
          </table:table-cell>
          <table:table-cell table:formula="of:= &quot;The logic board part number is &quot; &amp; TEXT([.H130]; &quot;@&quot;) &amp; &quot; and the user intended to type &quot; &amp; TEXT([.I130]; &quot;@&quot;)" office:value-type="string" office:string-value="The logic board part number is 820-3427 and the user intended to type 820-3437" calcext:value-type="string">
            <text:p>The logic board part number is 820-3427 and the user intended to type 820-34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049</text:p>
          </table:table-cell>
          <table:table-cell/>
          <table:table-cell table:formula="of:= &quot;The logic board part number is &quot; &amp; TEXT([.H131]; &quot;@&quot;) &amp; &quot; and the user intended to type &quot; &amp; TEXT([.I131]; &quot;@&quot;)" office:value-type="string" office:string-value="The logic board part number is 820-4049 and the user intended to type 0" calcext:value-type="string">
            <text:p>The logic board part number is 820-404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929</text:p>
          </table:table-cell>
          <table:table-cell/>
          <table:table-cell table:formula="of:= &quot;The logic board part number is &quot; &amp; TEXT([.H132]; &quot;@&quot;) &amp; &quot; and the user intended to type &quot; &amp; TEXT([.I132]; &quot;@&quot;)" office:value-type="string" office:string-value="The logic board part number is 820-4929 and the user intended to type 0" calcext:value-type="string">
            <text:p>The logic board part number is 820-492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249</text:p>
          </table:table-cell>
          <table:table-cell/>
          <table:table-cell table:formula="of:= &quot;The logic board part number is &quot; &amp; TEXT([.H133]; &quot;@&quot;) &amp; &quot; and the user intended to type &quot; &amp; TEXT([.I133]; &quot;@&quot;)" office:value-type="string" office:string-value="The logic board part number is 820-2249 and the user intended to type 0" calcext:value-type="string">
            <text:p>The logic board part number is 820-224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179</text:p>
          </table:table-cell>
          <table:table-cell/>
          <table:table-cell table:formula="of:= &quot;The logic board part number is &quot; &amp; TEXT([.H134]; &quot;@&quot;) &amp; &quot; and the user intended to type &quot; &amp; TEXT([.I134]; &quot;@&quot;)" office:value-type="string" office:string-value="The logic board part number is 820-2179 and the user intended to type 0" calcext:value-type="string">
            <text:p>The logic board part number is 820-217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99</text:p>
          </table:table-cell>
          <table:table-cell/>
          <table:table-cell table:formula="of:= &quot;The logic board part number is &quot; &amp; TEXT([.H135]; &quot;@&quot;) &amp; &quot; and the user intended to type &quot; &amp; TEXT([.I135]; &quot;@&quot;)" office:value-type="string" office:string-value="The logic board part number is 820-3299 and the user intended to type 0" calcext:value-type="string">
            <text:p>The logic board part number is 820-329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642</text:p>
          </table:table-cell>
          <table:table-cell office:value-type="string" calcext:value-type="string">
            <text:p>820-3462</text:p>
          </table:table-cell>
          <table:table-cell table:formula="of:= &quot;The logic board part number is &quot; &amp; TEXT([.H136]; &quot;@&quot;) &amp; &quot; and the user intended to type &quot; &amp; TEXT([.I136]; &quot;@&quot;)" office:value-type="string" office:string-value="The logic board part number is 820-3642 and the user intended to type 820-3462" calcext:value-type="string">
            <text:p>The logic board part number is 820-3642 and the user intended to type 820-34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53</text:p>
          </table:table-cell>
          <table:table-cell/>
          <table:table-cell table:formula="of:= &quot;The logic board part number is &quot; &amp; TEXT([.H137]; &quot;@&quot;) &amp; &quot; and the user intended to type &quot; &amp; TEXT([.I137]; &quot;@&quot;)" office:value-type="string" office:string-value="The logic board part number is 820-2353 and the user intended to type 0" calcext:value-type="string">
            <text:p>The logic board part number is 820-235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13</text:p>
          </table:table-cell>
          <table:table-cell/>
          <table:table-cell table:formula="of:= &quot;The logic board part number is &quot; &amp; TEXT([.H138]; &quot;@&quot;) &amp; &quot; and the user intended to type &quot; &amp; TEXT([.I138]; &quot;@&quot;)" office:value-type="string" office:string-value="The logic board part number is 820-3213 and the user intended to type 0" calcext:value-type="string">
            <text:p>The logic board part number is 820-321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491</text:p>
          </table:table-cell>
          <table:table-cell/>
          <table:table-cell table:formula="of:= &quot;The logic board part number is &quot; &amp; TEXT([.H139]; &quot;@&quot;) &amp; &quot; and the user intended to type &quot; &amp; TEXT([.I139]; &quot;@&quot;)" office:value-type="string" office:string-value="The logic board part number is 820-2491 and the user intended to type 0" calcext:value-type="string">
            <text:p>The logic board part number is 820-249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38</text:p>
          </table:table-cell>
          <table:table-cell/>
          <table:table-cell table:formula="of:= &quot;The logic board part number is &quot; &amp; TEXT([.H140]; &quot;@&quot;) &amp; &quot; and the user intended to type &quot; &amp; TEXT([.I140]; &quot;@&quot;)" office:value-type="string" office:string-value="The logic board part number is 820-0138 and the user intended to type 0" calcext:value-type="string">
            <text:p>The logic board part number is 820-013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940</text:p>
          </table:table-cell>
          <table:table-cell/>
          <table:table-cell table:formula="of:= &quot;The logic board part number is &quot; &amp; TEXT([.H141]; &quot;@&quot;) &amp; &quot; and the user intended to type &quot; &amp; TEXT([.I141]; &quot;@&quot;)" office:value-type="string" office:string-value="The logic board part number is 820-4940 and the user intended to type 0" calcext:value-type="string">
            <text:p>The logic board part number is 820-494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071</text:p>
          </table:table-cell>
          <table:table-cell/>
          <table:table-cell table:formula="of:= &quot;The logic board part number is &quot; &amp; TEXT([.H142]; &quot;@&quot;) &amp; &quot; and the user intended to type &quot; &amp; TEXT([.I142]; &quot;@&quot;)" office:value-type="string" office:string-value="The logic board part number is 820-3071 and the user intended to type 0" calcext:value-type="string">
            <text:p>The logic board part number is 820-307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057</text:p>
          </table:table-cell>
          <table:table-cell/>
          <table:table-cell table:formula="of:= &quot;The logic board part number is &quot; &amp; TEXT([.H143]; &quot;@&quot;) &amp; &quot; and the user intended to type &quot; &amp; TEXT([.I143]; &quot;@&quot;)" office:value-type="string" office:string-value="The logic board part number is 820-3057 and the user intended to type 0" calcext:value-type="string">
            <text:p>The logic board part number is 820-305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614</text:p>
          </table:table-cell>
          <table:table-cell/>
          <table:table-cell table:formula="of:= &quot;The logic board part number is &quot; &amp; TEXT([.H144]; &quot;@&quot;) &amp; &quot; and the user intended to type &quot; &amp; TEXT([.I144]; &quot;@&quot;)" office:value-type="string" office:string-value="The logic board part number is 820-2614 and the user intended to type 0" calcext:value-type="string">
            <text:p>The logic board part number is 820-261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84</text:p>
          </table:table-cell>
          <table:table-cell/>
          <table:table-cell table:formula="of:= &quot;The logic board part number is &quot; &amp; TEXT([.H145]; &quot;@&quot;) &amp; &quot; and the user intended to type &quot; &amp; TEXT([.I145]; &quot;@&quot;)" office:value-type="string" office:string-value="The logic board part number is 820-3584 and the user intended to type 0" calcext:value-type="string">
            <text:p>The logic board part number is 820-358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34</text:p>
          </table:table-cell>
          <table:table-cell/>
          <table:table-cell table:formula="of:= &quot;The logic board part number is &quot; &amp; TEXT([.H146]; &quot;@&quot;) &amp; &quot; and the user intended to type &quot; &amp; TEXT([.I146]; &quot;@&quot;)" office:value-type="string" office:string-value="The logic board part number is 820-0034 and the user intended to type 0" calcext:value-type="string">
            <text:p>The logic board part number is 820-003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738</text:p>
          </table:table-cell>
          <table:table-cell/>
          <table:table-cell table:formula="of:= &quot;The logic board part number is &quot; &amp; TEXT([.H147]; &quot;@&quot;) &amp; &quot; and the user intended to type &quot; &amp; TEXT([.I147]; &quot;@&quot;)" office:value-type="string" office:string-value="The logic board part number is 820-3738 and the user intended to type 0" calcext:value-type="string">
            <text:p>The logic board part number is 820-373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64</text:p>
          </table:table-cell>
          <table:table-cell/>
          <table:table-cell table:formula="of:= &quot;The logic board part number is &quot; &amp; TEXT([.H148]; &quot;@&quot;) &amp; &quot; and the user intended to type &quot; &amp; TEXT([.I148]; &quot;@&quot;)" office:value-type="string" office:string-value="The logic board part number is 820-0064 and the user intended to type 0" calcext:value-type="string">
            <text:p>The logic board part number is 820-006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347</text:p>
          </table:table-cell>
          <table:table-cell/>
          <table:table-cell table:formula="of:= &quot;The logic board part number is &quot; &amp; TEXT([.H149]; &quot;@&quot;) &amp; &quot; and the user intended to type &quot; &amp; TEXT([.I149]; &quot;@&quot;)" office:value-type="string" office:string-value="The logic board part number is 820-4347 and the user intended to type 0" calcext:value-type="string">
            <text:p>The logic board part number is 820-434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39</text:p>
          </table:table-cell>
          <table:table-cell/>
          <table:table-cell table:formula="of:= &quot;The logic board part number is &quot; &amp; TEXT([.H150]; &quot;@&quot;) &amp; &quot; and the user intended to type &quot; &amp; TEXT([.I150]; &quot;@&quot;)" office:value-type="string" office:string-value="The logic board part number is 820-2939 and the user intended to type 0" calcext:value-type="string">
            <text:p>The logic board part number is 820-293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35</text:p>
          </table:table-cell>
          <table:table-cell/>
          <table:table-cell table:formula="of:= &quot;The logic board part number is &quot; &amp; TEXT([.H151]; &quot;@&quot;) &amp; &quot; and the user intended to type &quot; &amp; TEXT([.I151]; &quot;@&quot;)" office:value-type="string" office:string-value="The logic board part number is 820-3535 and the user intended to type 0" calcext:value-type="string">
            <text:p>The logic board part number is 820-353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928</text:p>
          </table:table-cell>
          <table:table-cell/>
          <table:table-cell table:formula="of:= &quot;The logic board part number is &quot; &amp; TEXT([.H152]; &quot;@&quot;) &amp; &quot; and the user intended to type &quot; &amp; TEXT([.I152]; &quot;@&quot;)" office:value-type="string" office:string-value="The logic board part number is 820-0928 and the user intended to type 0" calcext:value-type="string">
            <text:p>The logic board part number is 820-092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023</text:p>
          </table:table-cell>
          <table:table-cell/>
          <table:table-cell table:formula="of:= &quot;The logic board part number is &quot; &amp; TEXT([.H153]; &quot;@&quot;) &amp; &quot; and the user intended to type &quot; &amp; TEXT([.I153]; &quot;@&quot;)" office:value-type="string" office:string-value="The logic board part number is 820-2023 and the user intended to type 0" calcext:value-type="string">
            <text:p>The logic board part number is 820-202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507</text:p>
          </table:table-cell>
          <table:table-cell/>
          <table:table-cell table:formula="of:= &quot;The logic board part number is &quot; &amp; TEXT([.H154]; &quot;@&quot;) &amp; &quot; and the user intended to type &quot; &amp; TEXT([.I154]; &quot;@&quot;)" office:value-type="string" office:string-value="The logic board part number is 820-2507 and the user intended to type 0" calcext:value-type="string">
            <text:p>The logic board part number is 820-250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5</text:p>
          </table:table-cell>
          <table:table-cell/>
          <table:table-cell table:formula="of:= &quot;The logic board part number is &quot; &amp; TEXT([.H155]; &quot;@&quot;) &amp; &quot; and the user intended to type &quot; &amp; TEXT([.I155]; &quot;@&quot;)" office:value-type="string" office:string-value="The logic board part number is 820-0015 and the user intended to type 0" calcext:value-type="string">
            <text:p>The logic board part number is 820-001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635</text:p>
          </table:table-cell>
          <table:table-cell/>
          <table:table-cell table:formula="of:= &quot;The logic board part number is &quot; &amp; TEXT([.H156]; &quot;@&quot;) &amp; &quot; and the user intended to type &quot; &amp; TEXT([.I156]; &quot;@&quot;)" office:value-type="string" office:string-value="The logic board part number is 820-3635 and the user intended to type 0" calcext:value-type="string">
            <text:p>The logic board part number is 820-363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67</text:p>
          </table:table-cell>
          <table:table-cell/>
          <table:table-cell table:formula="of:= &quot;The logic board part number is &quot; &amp; TEXT([.H157]; &quot;@&quot;) &amp; &quot; and the user intended to type &quot; &amp; TEXT([.I157]; &quot;@&quot;)" office:value-type="string" office:string-value="The logic board part number is 820-3467 and the user intended to type 0" calcext:value-type="string">
            <text:p>The logic board part number is 820-346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65</text:p>
          </table:table-cell>
          <table:table-cell/>
          <table:table-cell table:formula="of:= &quot;The logic board part number is &quot; &amp; TEXT([.H158]; &quot;@&quot;) &amp; &quot; and the user intended to type &quot; &amp; TEXT([.I158]; &quot;@&quot;)" office:value-type="string" office:string-value="The logic board part number is 820-0165 and the user intended to type 0" calcext:value-type="string">
            <text:p>The logic board part number is 820-016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61</text:p>
          </table:table-cell>
          <table:table-cell/>
          <table:table-cell table:formula="of:= &quot;The logic board part number is &quot; &amp; TEXT([.H159]; &quot;@&quot;) &amp; &quot; and the user intended to type &quot; &amp; TEXT([.I159]; &quot;@&quot;)" office:value-type="string" office:string-value="The logic board part number is 820-2361 and the user intended to type 0" calcext:value-type="string">
            <text:p>The logic board part number is 820-236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24</text:p>
          </table:table-cell>
          <table:table-cell/>
          <table:table-cell table:formula="of:= &quot;The logic board part number is &quot; &amp; TEXT([.H160]; &quot;@&quot;) &amp; &quot; and the user intended to type &quot; &amp; TEXT([.I160]; &quot;@&quot;)" office:value-type="string" office:string-value="The logic board part number is 820-2924 and the user intended to type 0" calcext:value-type="string">
            <text:p>The logic board part number is 820-292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132</text:p>
          </table:table-cell>
          <table:table-cell/>
          <table:table-cell table:formula="of:= &quot;The logic board part number is &quot; &amp; TEXT([.H161]; &quot;@&quot;) &amp; &quot; and the user intended to type &quot; &amp; TEXT([.I161]; &quot;@&quot;)" office:value-type="string" office:string-value="The logic board part number is 820-2132 and the user intended to type 0" calcext:value-type="string">
            <text:p>The logic board part number is 820-213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700</text:p>
          </table:table-cell>
          <table:table-cell/>
          <table:table-cell table:formula="of:= &quot;The logic board part number is &quot; &amp; TEXT([.H162]; &quot;@&quot;) &amp; &quot; and the user intended to type &quot; &amp; TEXT([.I162]; &quot;@&quot;)" office:value-type="string" office:string-value="The logic board part number is 820-1700 and the user intended to type 0" calcext:value-type="string">
            <text:p>The logic board part number is 820-170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140</text:p>
          </table:table-cell>
          <table:table-cell/>
          <table:table-cell table:formula="of:= &quot;The logic board part number is &quot; &amp; TEXT([.H163]; &quot;@&quot;) &amp; &quot; and the user intended to type &quot; &amp; TEXT([.I163]; &quot;@&quot;)" office:value-type="string" office:string-value="The logic board part number is 820-2140 and the user intended to type 0" calcext:value-type="string">
            <text:p>The logic board part number is 820-214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65</text:p>
          </table:table-cell>
          <table:table-cell/>
          <table:table-cell table:formula="of:= &quot;The logic board part number is &quot; &amp; TEXT([.H164]; &quot;@&quot;) &amp; &quot; and the user intended to type &quot; &amp; TEXT([.I164]; &quot;@&quot;)" office:value-type="string" office:string-value="The logic board part number is 820-0065 and the user intended to type 0" calcext:value-type="string">
            <text:p>The logic board part number is 820-006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641</text:p>
          </table:table-cell>
          <table:table-cell/>
          <table:table-cell table:formula="of:= &quot;The logic board part number is &quot; &amp; TEXT([.H165]; &quot;@&quot;) &amp; &quot; and the user intended to type &quot; &amp; TEXT([.I165]; &quot;@&quot;)" office:value-type="string" office:string-value="The logic board part number is 820-2641 and the user intended to type 0" calcext:value-type="string">
            <text:p>The logic board part number is 820-264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637</text:p>
          </table:table-cell>
          <table:table-cell/>
          <table:table-cell table:formula="of:= &quot;The logic board part number is &quot; &amp; TEXT([.H166]; &quot;@&quot;) &amp; &quot; and the user intended to type &quot; &amp; TEXT([.I166]; &quot;@&quot;)" office:value-type="string" office:string-value="The logic board part number is 820-3637 and the user intended to type 0" calcext:value-type="string">
            <text:p>The logic board part number is 820-363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652</text:p>
          </table:table-cell>
          <table:table-cell/>
          <table:table-cell table:formula="of:= &quot;The logic board part number is &quot; &amp; TEXT([.H167]; &quot;@&quot;) &amp; &quot; and the user intended to type &quot; &amp; TEXT([.I167]; &quot;@&quot;)" office:value-type="string" office:string-value="The logic board part number is 820-4652 and the user intended to type 0" calcext:value-type="string">
            <text:p>The logic board part number is 820-465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885</text:p>
          </table:table-cell>
          <table:table-cell/>
          <table:table-cell table:formula="of:= &quot;The logic board part number is &quot; &amp; TEXT([.H168]; &quot;@&quot;) &amp; &quot; and the user intended to type &quot; &amp; TEXT([.I168]; &quot;@&quot;)" office:value-type="string" office:string-value="The logic board part number is 820-3885 and the user intended to type 0" calcext:value-type="string">
            <text:p>The logic board part number is 820-388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462</text:p>
          </table:table-cell>
          <table:table-cell/>
          <table:table-cell table:formula="of:= &quot;The logic board part number is &quot; &amp; TEXT([.H169]; &quot;@&quot;) &amp; &quot; and the user intended to type &quot; &amp; TEXT([.I169]; &quot;@&quot;)" office:value-type="string" office:string-value="The logic board part number is 820-2462 and the user intended to type 0" calcext:value-type="string">
            <text:p>The logic board part number is 820-246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81</text:p>
          </table:table-cell>
          <table:table-cell/>
          <table:table-cell table:formula="of:= &quot;The logic board part number is &quot; &amp; TEXT([.H170]; &quot;@&quot;) &amp; &quot; and the user intended to type &quot; &amp; TEXT([.I170]; &quot;@&quot;)" office:value-type="string" office:string-value="The logic board part number is 820-3481 and the user intended to type 0" calcext:value-type="string">
            <text:p>The logic board part number is 820-348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320</text:p>
          </table:table-cell>
          <table:table-cell/>
          <table:table-cell table:formula="of:= &quot;The logic board part number is &quot; &amp; TEXT([.H171]; &quot;@&quot;) &amp; &quot; and the user intended to type &quot; &amp; TEXT([.I171]; &quot;@&quot;)" office:value-type="string" office:string-value="The logic board part number is 820-3320 and the user intended to type 0" calcext:value-type="string">
            <text:p>The logic board part number is 820-332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262</text:p>
          </table:table-cell>
          <table:table-cell/>
          <table:table-cell table:formula="of:= &quot;The logic board part number is &quot; &amp; TEXT([.H172]; &quot;@&quot;) &amp; &quot; and the user intended to type &quot; &amp; TEXT([.I172]; &quot;@&quot;)" office:value-type="string" office:string-value="The logic board part number is 820-2262 and the user intended to type 0" calcext:value-type="string">
            <text:p>The logic board part number is 820-226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58</text:p>
          </table:table-cell>
          <table:table-cell/>
          <table:table-cell table:formula="of:= &quot;The logic board part number is &quot; &amp; TEXT([.H173]; &quot;@&quot;) &amp; &quot; and the user intended to type &quot; &amp; TEXT([.I173]; &quot;@&quot;)" office:value-type="string" office:string-value="The logic board part number is 820-3558 and the user intended to type 0" calcext:value-type="string">
            <text:p>The logic board part number is 820-355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840</text:p>
          </table:table-cell>
          <table:table-cell/>
          <table:table-cell table:formula="of:= &quot;The logic board part number is &quot; &amp; TEXT([.H174]; &quot;@&quot;) &amp; &quot; and the user intended to type &quot; &amp; TEXT([.I174]; &quot;@&quot;)" office:value-type="string" office:string-value="The logic board part number is 820-0840 and the user intended to type 0" calcext:value-type="string">
            <text:p>The logic board part number is 820-084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976</text:p>
          </table:table-cell>
          <table:table-cell/>
          <table:table-cell table:formula="of:= &quot;The logic board part number is &quot; &amp; TEXT([.H175]; &quot;@&quot;) &amp; &quot; and the user intended to type &quot; &amp; TEXT([.I175]; &quot;@&quot;)" office:value-type="string" office:string-value="The logic board part number is 820-1976 and the user intended to type 0" calcext:value-type="string">
            <text:p>The logic board part number is 820-197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37</text:p>
          </table:table-cell>
          <table:table-cell office:value-type="string" calcext:value-type="string">
            <text:p>820-2327</text:p>
          </table:table-cell>
          <table:table-cell table:formula="of:= &quot;The logic board part number is &quot; &amp; TEXT([.H176]; &quot;@&quot;) &amp; &quot; and the user intended to type &quot; &amp; TEXT([.I176]; &quot;@&quot;)" office:value-type="string" office:string-value="The logic board part number is 820-2337 and the user intended to type 820-2327" calcext:value-type="string">
            <text:p>The logic board part number is 820-2337 and the user intended to type 820-23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101</text:p>
          </table:table-cell>
          <table:table-cell/>
          <table:table-cell table:formula="of:= &quot;The logic board part number is &quot; &amp; TEXT([.H177]; &quot;@&quot;) &amp; &quot; and the user intended to type &quot; &amp; TEXT([.I177]; &quot;@&quot;)" office:value-type="string" office:string-value="The logic board part number is 820-2101 and the user intended to type 0" calcext:value-type="string">
            <text:p>The logic board part number is 820-210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15</text:p>
          </table:table-cell>
          <table:table-cell/>
          <table:table-cell table:formula="of:= &quot;The logic board part number is &quot; &amp; TEXT([.H178]; &quot;@&quot;) &amp; &quot; and the user intended to type &quot; &amp; TEXT([.I178]; &quot;@&quot;)" office:value-type="string" office:string-value="The logic board part number is 820-3215 and the user intended to type 0" calcext:value-type="string">
            <text:p>The logic board part number is 820-321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075</text:p>
          </table:table-cell>
          <table:table-cell/>
          <table:table-cell table:formula="of:= &quot;The logic board part number is &quot; &amp; TEXT([.H179]; &quot;@&quot;) &amp; &quot; and the user intended to type &quot; &amp; TEXT([.I179]; &quot;@&quot;)" office:value-type="string" office:string-value="The logic board part number is 820-1075 and the user intended to type 0" calcext:value-type="string">
            <text:p>The logic board part number is 820-107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362</text:p>
          </table:table-cell>
          <table:table-cell/>
          <table:table-cell table:formula="of:= &quot;The logic board part number is &quot; &amp; TEXT([.H180]; &quot;@&quot;) &amp; &quot; and the user intended to type &quot; &amp; TEXT([.I180]; &quot;@&quot;)" office:value-type="string" office:string-value="The logic board part number is 820-3362 and the user intended to type 0" calcext:value-type="string">
            <text:p>The logic board part number is 820-336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521</text:p>
          </table:table-cell>
          <table:table-cell/>
          <table:table-cell table:formula="of:= &quot;The logic board part number is &quot; &amp; TEXT([.H181]; &quot;@&quot;) &amp; &quot; and the user intended to type &quot; &amp; TEXT([.I181]; &quot;@&quot;)" office:value-type="string" office:string-value="The logic board part number is 820-1521 and the user intended to type 0" calcext:value-type="string">
            <text:p>The logic board part number is 820-152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27</text:p>
          </table:table-cell>
          <table:table-cell/>
          <table:table-cell table:formula="of:= &quot;The logic board part number is &quot; &amp; TEXT([.H182]; &quot;@&quot;) &amp; &quot; and the user intended to type &quot; &amp; TEXT([.I182]; &quot;@&quot;)" office:value-type="string" office:string-value="The logic board part number is 820-3227 and the user intended to type 0" calcext:value-type="string">
            <text:p>The logic board part number is 820-322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5029</text:p>
          </table:table-cell>
          <table:table-cell/>
          <table:table-cell table:formula="of:= &quot;The logic board part number is &quot; &amp; TEXT([.H183]; &quot;@&quot;) &amp; &quot; and the user intended to type &quot; &amp; TEXT([.I183]; &quot;@&quot;)" office:value-type="string" office:string-value="The logic board part number is 820-5029 and the user intended to type 0" calcext:value-type="string">
            <text:p>The logic board part number is 820-502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987</text:p>
          </table:table-cell>
          <table:table-cell/>
          <table:table-cell table:formula="of:= &quot;The logic board part number is &quot; &amp; TEXT([.H184]; &quot;@&quot;) &amp; &quot; and the user intended to type &quot; &amp; TEXT([.I184]; &quot;@&quot;)" office:value-type="string" office:string-value="The logic board part number is 820-1987 and the user intended to type 0" calcext:value-type="string">
            <text:p>The logic board part number is 820-198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92</text:p>
          </table:table-cell>
          <table:table-cell/>
          <table:table-cell table:formula="of:= &quot;The logic board part number is &quot; &amp; TEXT([.H185]; &quot;@&quot;) &amp; &quot; and the user intended to type &quot; &amp; TEXT([.I185]; &quot;@&quot;)" office:value-type="string" office:string-value="The logic board part number is 820-0092 and the user intended to type 0" calcext:value-type="string">
            <text:p>The logic board part number is 820-009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494</text:p>
          </table:table-cell>
          <table:table-cell/>
          <table:table-cell table:formula="of:= &quot;The logic board part number is &quot; &amp; TEXT([.H186]; &quot;@&quot;) &amp; &quot; and the user intended to type &quot; &amp; TEXT([.I186]; &quot;@&quot;)" office:value-type="string" office:string-value="The logic board part number is 820-1494 and the user intended to type 0" calcext:value-type="string">
            <text:p>The logic board part number is 820-149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883</text:p>
          </table:table-cell>
          <table:table-cell/>
          <table:table-cell table:formula="of:= &quot;The logic board part number is &quot; &amp; TEXT([.H187]; &quot;@&quot;) &amp; &quot; and the user intended to type &quot; &amp; TEXT([.I187]; &quot;@&quot;)" office:value-type="string" office:string-value="The logic board part number is 820-2883 and the user intended to type 0" calcext:value-type="string">
            <text:p>The logic board part number is 820-288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50</text:p>
          </table:table-cell>
          <table:table-cell/>
          <table:table-cell table:formula="of:= &quot;The logic board part number is &quot; &amp; TEXT([.H188]; &quot;@&quot;) &amp; &quot; and the user intended to type &quot; &amp; TEXT([.I188]; &quot;@&quot;)" office:value-type="string" office:string-value="The logic board part number is 820-0050 and the user intended to type 0" calcext:value-type="string">
            <text:p>The logic board part number is 820-005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598</text:p>
          </table:table-cell>
          <table:table-cell/>
          <table:table-cell table:formula="of:= &quot;The logic board part number is &quot; &amp; TEXT([.H189]; &quot;@&quot;) &amp; &quot; and the user intended to type &quot; &amp; TEXT([.I189]; &quot;@&quot;)" office:value-type="string" office:string-value="The logic board part number is 820-1598 and the user intended to type 0" calcext:value-type="string">
            <text:p>The logic board part number is 820-159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8330</text:p>
          </table:table-cell>
          <table:table-cell/>
          <table:table-cell table:formula="of:= &quot;The logic board part number is &quot; &amp; TEXT([.H190]; &quot;@&quot;) &amp; &quot; and the user intended to type &quot; &amp; TEXT([.I190]; &quot;@&quot;)" office:value-type="string" office:string-value="The logic board part number is 820-8330 and the user intended to type 0" calcext:value-type="string">
            <text:p>The logic board part number is 820-833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323</text:p>
          </table:table-cell>
          <table:table-cell/>
          <table:table-cell table:formula="of:= &quot;The logic board part number is &quot; &amp; TEXT([.H191]; &quot;@&quot;) &amp; &quot; and the user intended to type &quot; &amp; TEXT([.I191]; &quot;@&quot;)" office:value-type="string" office:string-value="The logic board part number is 820-3323 and the user intended to type 0" calcext:value-type="string">
            <text:p>The logic board part number is 820-332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958</text:p>
          </table:table-cell>
          <table:table-cell/>
          <table:table-cell table:formula="of:= &quot;The logic board part number is &quot; &amp; TEXT([.H192]; &quot;@&quot;) &amp; &quot; and the user intended to type &quot; &amp; TEXT([.I192]; &quot;@&quot;)" office:value-type="string" office:string-value="The logic board part number is 820-1958 and the user intended to type 0" calcext:value-type="string">
            <text:p>The logic board part number is 820-195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899</text:p>
          </table:table-cell>
          <table:table-cell/>
          <table:table-cell table:formula="of:= &quot;The logic board part number is &quot; &amp; TEXT([.H193]; &quot;@&quot;) &amp; &quot; and the user intended to type &quot; &amp; TEXT([.I193]; &quot;@&quot;)" office:value-type="string" office:string-value="The logic board part number is 820-2899 and the user intended to type 0" calcext:value-type="string">
            <text:p>The logic board part number is 820-289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113</text:p>
          </table:table-cell>
          <table:table-cell/>
          <table:table-cell table:formula="of:= &quot;The logic board part number is &quot; &amp; TEXT([.H194]; &quot;@&quot;) &amp; &quot; and the user intended to type &quot; &amp; TEXT([.I194]; &quot;@&quot;)" office:value-type="string" office:string-value="The logic board part number is 820-3113 and the user intended to type 0" calcext:value-type="string">
            <text:p>The logic board part number is 820-311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17</text:p>
          </table:table-cell>
          <table:table-cell/>
          <table:table-cell table:formula="of:= &quot;The logic board part number is &quot; &amp; TEXT([.H195]; &quot;@&quot;) &amp; &quot; and the user intended to type &quot; &amp; TEXT([.I195]; &quot;@&quot;)" office:value-type="string" office:string-value="The logic board part number is 820-3417 and the user intended to type 0" calcext:value-type="string">
            <text:p>The logic board part number is 820-341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494</text:p>
          </table:table-cell>
          <table:table-cell/>
          <table:table-cell table:formula="of:= &quot;The logic board part number is &quot; &amp; TEXT([.H196]; &quot;@&quot;) &amp; &quot; and the user intended to type &quot; &amp; TEXT([.I196]; &quot;@&quot;)" office:value-type="string" office:string-value="The logic board part number is 820-2494 and the user intended to type 0" calcext:value-type="string">
            <text:p>The logic board part number is 820-249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62</text:p>
          </table:table-cell>
          <table:table-cell/>
          <table:table-cell table:formula="of:= &quot;The logic board part number is &quot; &amp; TEXT([.H197]; &quot;@&quot;) &amp; &quot; and the user intended to type &quot; &amp; TEXT([.I197]; &quot;@&quot;)" office:value-type="string" office:string-value="The logic board part number is 820-3262 and the user intended to type 0" calcext:value-type="string">
            <text:p>The logic board part number is 820-326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663</text:p>
          </table:table-cell>
          <table:table-cell/>
          <table:table-cell table:formula="of:= &quot;The logic board part number is &quot; &amp; TEXT([.H198]; &quot;@&quot;) &amp; &quot; and the user intended to type &quot; &amp; TEXT([.I198]; &quot;@&quot;)" office:value-type="string" office:string-value="The logic board part number is 820-3663 and the user intended to type 0" calcext:value-type="string">
            <text:p>The logic board part number is 820-366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577</text:p>
          </table:table-cell>
          <table:table-cell/>
          <table:table-cell table:formula="of:= &quot;The logic board part number is &quot; &amp; TEXT([.H199]; &quot;@&quot;) &amp; &quot; and the user intended to type &quot; &amp; TEXT([.I199]; &quot;@&quot;)" office:value-type="string" office:string-value="The logic board part number is 820-2577 and the user intended to type 0" calcext:value-type="string">
            <text:p>The logic board part number is 820-257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875</text:p>
          </table:table-cell>
          <table:table-cell/>
          <table:table-cell table:formula="of:= &quot;The logic board part number is &quot; &amp; TEXT([.H200]; &quot;@&quot;) &amp; &quot; and the user intended to type &quot; &amp; TEXT([.I200]; &quot;@&quot;)" office:value-type="string" office:string-value="The logic board part number is 820-2875 and the user intended to type 0" calcext:value-type="string">
            <text:p>The logic board part number is 820-287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5494</text:p>
          </table:table-cell>
          <table:table-cell/>
          <table:table-cell table:formula="of:= &quot;The logic board part number is &quot; &amp; TEXT([.H201]; &quot;@&quot;) &amp; &quot; and the user intended to type &quot; &amp; TEXT([.I201]; &quot;@&quot;)" office:value-type="string" office:string-value="The logic board part number is 820-5494 and the user intended to type 0" calcext:value-type="string">
            <text:p>The logic board part number is 820-549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28</text:p>
          </table:table-cell>
          <table:table-cell/>
          <table:table-cell table:formula="of:= &quot;The logic board part number is &quot; &amp; TEXT([.H202]; &quot;@&quot;) &amp; &quot; and the user intended to type &quot; &amp; TEXT([.I202]; &quot;@&quot;)" office:value-type="string" office:string-value="The logic board part number is 820-3228 and the user intended to type 0" calcext:value-type="string">
            <text:p>The logic board part number is 820-322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110</text:p>
          </table:table-cell>
          <table:table-cell/>
          <table:table-cell table:formula="of:= &quot;The logic board part number is &quot; &amp; TEXT([.H203]; &quot;@&quot;) &amp; &quot; and the user intended to type &quot; &amp; TEXT([.I203]; &quot;@&quot;)" office:value-type="string" office:string-value="The logic board part number is 820-2110 and the user intended to type 0" calcext:value-type="string">
            <text:p>The logic board part number is 820-211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46</text:p>
          </table:table-cell>
          <table:table-cell/>
          <table:table-cell table:formula="of:= &quot;The logic board part number is &quot; &amp; TEXT([.H204]; &quot;@&quot;) &amp; &quot; and the user intended to type &quot; &amp; TEXT([.I204]; &quot;@&quot;)" office:value-type="string" office:string-value="The logic board part number is 820-3546 and the user intended to type 0" calcext:value-type="string">
            <text:p>The logic board part number is 820-354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128</text:p>
          </table:table-cell>
          <table:table-cell/>
          <table:table-cell table:formula="of:= &quot;The logic board part number is &quot; &amp; TEXT([.H205]; &quot;@&quot;) &amp; &quot; and the user intended to type &quot; &amp; TEXT([.I205]; &quot;@&quot;)" office:value-type="string" office:string-value="The logic board part number is 820-2128 and the user intended to type 0" calcext:value-type="string">
            <text:p>The logic board part number is 820-212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09</text:p>
          </table:table-cell>
          <table:table-cell/>
          <table:table-cell table:formula="of:= &quot;The logic board part number is &quot; &amp; TEXT([.H206]; &quot;@&quot;) &amp; &quot; and the user intended to type &quot; &amp; TEXT([.I206]; &quot;@&quot;)" office:value-type="string" office:string-value="The logic board part number is 820-2309 and the user intended to type 0" calcext:value-type="string">
            <text:p>The logic board part number is 820-230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927</text:p>
          </table:table-cell>
          <table:table-cell/>
          <table:table-cell table:formula="of:= &quot;The logic board part number is &quot; &amp; TEXT([.H207]; &quot;@&quot;) &amp; &quot; and the user intended to type &quot; &amp; TEXT([.I207]; &quot;@&quot;)" office:value-type="string" office:string-value="The logic board part number is 820-4927 and the user intended to type 0" calcext:value-type="string">
            <text:p>The logic board part number is 820-492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476</text:p>
          </table:table-cell>
          <table:table-cell/>
          <table:table-cell table:formula="of:= &quot;The logic board part number is &quot; &amp; TEXT([.H208]; &quot;@&quot;) &amp; &quot; and the user intended to type &quot; &amp; TEXT([.I208]; &quot;@&quot;)" office:value-type="string" office:string-value="The logic board part number is 820-2476 and the user intended to type 0" calcext:value-type="string">
            <text:p>The logic board part number is 820-247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519</text:p>
          </table:table-cell>
          <table:table-cell/>
          <table:table-cell table:formula="of:= &quot;The logic board part number is &quot; &amp; TEXT([.H209]; &quot;@&quot;) &amp; &quot; and the user intended to type &quot; &amp; TEXT([.I209]; &quot;@&quot;)" office:value-type="string" office:string-value="The logic board part number is 820-2519 and the user intended to type 0" calcext:value-type="string">
            <text:p>The logic board part number is 820-251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02</text:p>
          </table:table-cell>
          <table:table-cell/>
          <table:table-cell table:formula="of:= &quot;The logic board part number is &quot; &amp; TEXT([.H210]; &quot;@&quot;) &amp; &quot; and the user intended to type &quot; &amp; TEXT([.I210]; &quot;@&quot;)" office:value-type="string" office:string-value="The logic board part number is 820-3202 and the user intended to type 0" calcext:value-type="string">
            <text:p>The logic board part number is 820-320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747</text:p>
          </table:table-cell>
          <table:table-cell/>
          <table:table-cell table:formula="of:= &quot;The logic board part number is &quot; &amp; TEXT([.H211]; &quot;@&quot;) &amp; &quot; and the user intended to type &quot; &amp; TEXT([.I211]; &quot;@&quot;)" office:value-type="string" office:string-value="The logic board part number is 820-3747 and the user intended to type 0" calcext:value-type="string">
            <text:p>The logic board part number is 820-374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5509</text:p>
          </table:table-cell>
          <table:table-cell/>
          <table:table-cell table:formula="of:= &quot;The logic board part number is &quot; &amp; TEXT([.H212]; &quot;@&quot;) &amp; &quot; and the user intended to type &quot; &amp; TEXT([.I212]; &quot;@&quot;)" office:value-type="string" office:string-value="The logic board part number is 820-5509 and the user intended to type 0" calcext:value-type="string">
            <text:p>The logic board part number is 820-550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942</text:p>
          </table:table-cell>
          <table:table-cell/>
          <table:table-cell table:formula="of:= &quot;The logic board part number is &quot; &amp; TEXT([.H213]; &quot;@&quot;) &amp; &quot; and the user intended to type &quot; &amp; TEXT([.I213]; &quot;@&quot;)" office:value-type="string" office:string-value="The logic board part number is 820-3942 and the user intended to type 0" calcext:value-type="string">
            <text:p>The logic board part number is 820-394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534</text:p>
          </table:table-cell>
          <table:table-cell/>
          <table:table-cell table:formula="of:= &quot;The logic board part number is &quot; &amp; TEXT([.H214]; &quot;@&quot;) &amp; &quot; and the user intended to type &quot; &amp; TEXT([.I214]; &quot;@&quot;)" office:value-type="string" office:string-value="The logic board part number is 820-3534 and the user intended to type 0" calcext:value-type="string">
            <text:p>The logic board part number is 820-353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66</text:p>
          </table:table-cell>
          <table:table-cell/>
          <table:table-cell table:formula="of:= &quot;The logic board part number is &quot; &amp; TEXT([.H215]; &quot;@&quot;) &amp; &quot; and the user intended to type &quot; &amp; TEXT([.I215]; &quot;@&quot;)" office:value-type="string" office:string-value="The logic board part number is 820-2366 and the user intended to type 0" calcext:value-type="string">
            <text:p>The logic board part number is 820-236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034</text:p>
          </table:table-cell>
          <table:table-cell/>
          <table:table-cell table:formula="of:= &quot;The logic board part number is &quot; &amp; TEXT([.H216]; &quot;@&quot;) &amp; &quot; and the user intended to type &quot; &amp; TEXT([.I216]; &quot;@&quot;)" office:value-type="string" office:string-value="The logic board part number is 820-3034 and the user intended to type 0" calcext:value-type="string">
            <text:p>The logic board part number is 820-303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660</text:p>
          </table:table-cell>
          <table:table-cell/>
          <table:table-cell table:formula="of:= &quot;The logic board part number is &quot; &amp; TEXT([.H217]; &quot;@&quot;) &amp; &quot; and the user intended to type &quot; &amp; TEXT([.I217]; &quot;@&quot;)" office:value-type="string" office:string-value="The logic board part number is 820-3660 and the user intended to type 0" calcext:value-type="string">
            <text:p>The logic board part number is 820-366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779</text:p>
          </table:table-cell>
          <table:table-cell/>
          <table:table-cell table:formula="of:= &quot;The logic board part number is &quot; &amp; TEXT([.H218]; &quot;@&quot;) &amp; &quot; and the user intended to type &quot; &amp; TEXT([.I218]; &quot;@&quot;)" office:value-type="string" office:string-value="The logic board part number is 820-2779 and the user intended to type 0" calcext:value-type="string">
            <text:p>The logic board part number is 820-277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97</text:p>
          </table:table-cell>
          <table:table-cell/>
          <table:table-cell table:formula="of:= &quot;The logic board part number is &quot; &amp; TEXT([.H219]; &quot;@&quot;) &amp; &quot; and the user intended to type &quot; &amp; TEXT([.I219]; &quot;@&quot;)" office:value-type="string" office:string-value="The logic board part number is 820-2997 and the user intended to type 0" calcext:value-type="string">
            <text:p>The logic board part number is 820-299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239</text:p>
          </table:table-cell>
          <table:table-cell/>
          <table:table-cell table:formula="of:= &quot;The logic board part number is &quot; &amp; TEXT([.H220]; &quot;@&quot;) &amp; &quot; and the user intended to type &quot; &amp; TEXT([.I220]; &quot;@&quot;)" office:value-type="string" office:string-value="The logic board part number is 820-0239 and the user intended to type 0" calcext:value-type="string">
            <text:p>The logic board part number is 820-023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75</text:p>
          </table:table-cell>
          <table:table-cell/>
          <table:table-cell table:formula="of:= &quot;The logic board part number is &quot; &amp; TEXT([.H221]; &quot;@&quot;) &amp; &quot; and the user intended to type &quot; &amp; TEXT([.I221]; &quot;@&quot;)" office:value-type="string" office:string-value="The logic board part number is 820-3475 and the user intended to type 0" calcext:value-type="string">
            <text:p>The logic board part number is 820-347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950</text:p>
          </table:table-cell>
          <table:table-cell/>
          <table:table-cell table:formula="of:= &quot;The logic board part number is &quot; &amp; TEXT([.H222]; &quot;@&quot;) &amp; &quot; and the user intended to type &quot; &amp; TEXT([.I222]; &quot;@&quot;)" office:value-type="string" office:string-value="The logic board part number is 820-2950 and the user intended to type 0" calcext:value-type="string">
            <text:p>The logic board part number is 820-295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923</text:p>
          </table:table-cell>
          <table:table-cell/>
          <table:table-cell table:formula="of:= &quot;The logic board part number is &quot; &amp; TEXT([.H223]; &quot;@&quot;) &amp; &quot; and the user intended to type &quot; &amp; TEXT([.I223]; &quot;@&quot;)" office:value-type="string" office:string-value="The logic board part number is 820-4923 and the user intended to type 0" calcext:value-type="string">
            <text:p>The logic board part number is 820-492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824</text:p>
          </table:table-cell>
          <table:table-cell/>
          <table:table-cell table:formula="of:= &quot;The logic board part number is &quot; &amp; TEXT([.H224]; &quot;@&quot;) &amp; &quot; and the user intended to type &quot; &amp; TEXT([.I224]; &quot;@&quot;)" office:value-type="string" office:string-value="The logic board part number is 820-4824 and the user intended to type 0" calcext:value-type="string">
            <text:p>The logic board part number is 820-482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41</text:p>
          </table:table-cell>
          <table:table-cell/>
          <table:table-cell table:formula="of:= &quot;The logic board part number is &quot; &amp; TEXT([.H225]; &quot;@&quot;) &amp; &quot; and the user intended to type &quot; &amp; TEXT([.I225]; &quot;@&quot;)" office:value-type="string" office:string-value="The logic board part number is 820-0141 and the user intended to type 0" calcext:value-type="string">
            <text:p>The logic board part number is 820-014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37</text:p>
          </table:table-cell>
          <table:table-cell/>
          <table:table-cell table:formula="of:= &quot;The logic board part number is &quot; &amp; TEXT([.H226]; &quot;@&quot;) &amp; &quot; and the user intended to type &quot; &amp; TEXT([.I226]; &quot;@&quot;)" office:value-type="string" office:string-value="The logic board part number is 820-3237 and the user intended to type 0" calcext:value-type="string">
            <text:p>The logic board part number is 820-323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52</text:p>
          </table:table-cell>
          <table:table-cell/>
          <table:table-cell table:formula="of:= &quot;The logic board part number is &quot; &amp; TEXT([.H227]; &quot;@&quot;) &amp; &quot; and the user intended to type &quot; &amp; TEXT([.I227]; &quot;@&quot;)" office:value-type="string" office:string-value="The logic board part number is 820-0152 and the user intended to type 0" calcext:value-type="string">
            <text:p>The logic board part number is 820-015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84</text:p>
          </table:table-cell>
          <table:table-cell/>
          <table:table-cell table:formula="of:= &quot;The logic board part number is &quot; &amp; TEXT([.H228]; &quot;@&quot;) &amp; &quot; and the user intended to type &quot; &amp; TEXT([.I228]; &quot;@&quot;)" office:value-type="string" office:string-value="The logic board part number is 820-0084 and the user intended to type 0" calcext:value-type="string">
            <text:p>The logic board part number is 820-008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737</text:p>
          </table:table-cell>
          <table:table-cell/>
          <table:table-cell table:formula="of:= &quot;The logic board part number is &quot; &amp; TEXT([.H229]; &quot;@&quot;) &amp; &quot; and the user intended to type &quot; &amp; TEXT([.I229]; &quot;@&quot;)" office:value-type="string" office:string-value="The logic board part number is 820-3737 and the user intended to type 0" calcext:value-type="string">
            <text:p>The logic board part number is 820-373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925</text:p>
          </table:table-cell>
          <table:table-cell/>
          <table:table-cell table:formula="of:= &quot;The logic board part number is &quot; &amp; TEXT([.H230]; &quot;@&quot;) &amp; &quot; and the user intended to type &quot; &amp; TEXT([.I230]; &quot;@&quot;)" office:value-type="string" office:string-value="The logic board part number is 820-4925 and the user intended to type 0" calcext:value-type="string">
            <text:p>The logic board part number is 820-492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315</text:p>
          </table:table-cell>
          <table:table-cell/>
          <table:table-cell table:formula="of:= &quot;The logic board part number is &quot; &amp; TEXT([.H231]; &quot;@&quot;) &amp; &quot; and the user intended to type &quot; &amp; TEXT([.I231]; &quot;@&quot;)" office:value-type="string" office:string-value="The logic board part number is 820-3315 and the user intended to type 0" calcext:value-type="string">
            <text:p>The logic board part number is 820-331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5209</text:p>
          </table:table-cell>
          <table:table-cell/>
          <table:table-cell table:formula="of:= &quot;The logic board part number is &quot; &amp; TEXT([.H232]; &quot;@&quot;) &amp; &quot; and the user intended to type &quot; &amp; TEXT([.I232]; &quot;@&quot;)" office:value-type="string" office:string-value="The logic board part number is 820-5209 and the user intended to type 0" calcext:value-type="string">
            <text:p>The logic board part number is 820-520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4926</text:p>
          </table:table-cell>
          <table:table-cell/>
          <table:table-cell table:formula="of:= &quot;The logic board part number is &quot; &amp; TEXT([.H233]; &quot;@&quot;) &amp; &quot; and the user intended to type &quot; &amp; TEXT([.I233]; &quot;@&quot;)" office:value-type="string" office:string-value="The logic board part number is 820-4926 and the user intended to type 0" calcext:value-type="string">
            <text:p>The logic board part number is 820-492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347</text:p>
          </table:table-cell>
          <table:table-cell/>
          <table:table-cell table:formula="of:= &quot;The logic board part number is &quot; &amp; TEXT([.H234]; &quot;@&quot;) &amp; &quot; and the user intended to type &quot; &amp; TEXT([.I234]; &quot;@&quot;)" office:value-type="string" office:string-value="The logic board part number is 820-2347 and the user intended to type 0" calcext:value-type="string">
            <text:p>The logic board part number is 820-234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98</text:p>
          </table:table-cell>
          <table:table-cell/>
          <table:table-cell table:formula="of:= &quot;The logic board part number is &quot; &amp; TEXT([.H235]; &quot;@&quot;) &amp; &quot; and the user intended to type &quot; &amp; TEXT([.I235]; &quot;@&quot;)" office:value-type="string" office:string-value="The logic board part number is 820-3298 and the user intended to type 0" calcext:value-type="string">
            <text:p>The logic board part number is 820-329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020</text:p>
          </table:table-cell>
          <table:table-cell/>
          <table:table-cell table:formula="of:= &quot;The logic board part number is &quot; &amp; TEXT([.H236]; &quot;@&quot;) &amp; &quot; and the user intended to type &quot; &amp; TEXT([.I236]; &quot;@&quot;)" office:value-type="string" office:string-value="The logic board part number is 820-2020 and the user intended to type 0" calcext:value-type="string">
            <text:p>The logic board part number is 820-202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923</text:p>
          </table:table-cell>
          <table:table-cell/>
          <table:table-cell table:formula="of:= &quot;The logic board part number is &quot; &amp; TEXT([.H237]; &quot;@&quot;) &amp; &quot; and the user intended to type &quot; &amp; TEXT([.I237]; &quot;@&quot;)" office:value-type="string" office:string-value="The logic board part number is 820-0923 and the user intended to type 0" calcext:value-type="string">
            <text:p>The logic board part number is 820-092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8250</text:p>
          </table:table-cell>
          <table:table-cell/>
          <table:table-cell table:formula="of:= &quot;The logic board part number is &quot; &amp; TEXT([.H238]; &quot;@&quot;) &amp; &quot; and the user intended to type &quot; &amp; TEXT([.I238]; &quot;@&quot;)" office:value-type="string" office:string-value="The logic board part number is 820-8250 and the user intended to type 0" calcext:value-type="string">
            <text:p>The logic board part number is 820-825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949</text:p>
          </table:table-cell>
          <table:table-cell/>
          <table:table-cell table:formula="of:= &quot;The logic board part number is &quot; &amp; TEXT([.H239]; &quot;@&quot;) &amp; &quot; and the user intended to type &quot; &amp; TEXT([.I239]; &quot;@&quot;)" office:value-type="string" office:string-value="The logic board part number is 820-1949 and the user intended to type 0" calcext:value-type="string">
            <text:p>The logic board part number is 820-194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279</text:p>
          </table:table-cell>
          <table:table-cell/>
          <table:table-cell table:formula="of:= &quot;The logic board part number is &quot; &amp; TEXT([.H240]; &quot;@&quot;) &amp; &quot; and the user intended to type &quot; &amp; TEXT([.I240]; &quot;@&quot;)" office:value-type="string" office:string-value="The logic board part number is 820-2279 and the user intended to type 0" calcext:value-type="string">
            <text:p>The logic board part number is 820-227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814</text:p>
          </table:table-cell>
          <table:table-cell/>
          <table:table-cell table:formula="of:= &quot;The logic board part number is &quot; &amp; TEXT([.H241]; &quot;@&quot;) &amp; &quot; and the user intended to type &quot; &amp; TEXT([.I241]; &quot;@&quot;)" office:value-type="string" office:string-value="The logic board part number is 820-1814 and the user intended to type 0" calcext:value-type="string">
            <text:p>The logic board part number is 820-181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764</text:p>
          </table:table-cell>
          <table:table-cell/>
          <table:table-cell table:formula="of:= &quot;The logic board part number is &quot; &amp; TEXT([.H242]; &quot;@&quot;) &amp; &quot; and the user intended to type &quot; &amp; TEXT([.I242]; &quot;@&quot;)" office:value-type="string" office:string-value="The logic board part number is 820-3764 and the user intended to type 0" calcext:value-type="string">
            <text:p>The logic board part number is 820-376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55</text:p>
          </table:table-cell>
          <table:table-cell/>
          <table:table-cell table:formula="of:= &quot;The logic board part number is &quot; &amp; TEXT([.H243]; &quot;@&quot;) &amp; &quot; and the user intended to type &quot; &amp; TEXT([.I243]; &quot;@&quot;)" office:value-type="string" office:string-value="The logic board part number is 820-3455 and the user intended to type 0" calcext:value-type="string">
            <text:p>The logic board part number is 820-345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88</text:p>
          </table:table-cell>
          <table:table-cell/>
          <table:table-cell table:formula="of:= &quot;The logic board part number is &quot; &amp; TEXT([.H244]; &quot;@&quot;) &amp; &quot; and the user intended to type &quot; &amp; TEXT([.I244]; &quot;@&quot;)" office:value-type="string" office:string-value="The logic board part number is 820-3488 and the user intended to type 0" calcext:value-type="string">
            <text:p>The logic board part number is 820-348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521</text:p>
          </table:table-cell>
          <table:table-cell/>
          <table:table-cell table:formula="of:= &quot;The logic board part number is &quot; &amp; TEXT([.H245]; &quot;@&quot;) &amp; &quot; and the user intended to type &quot; &amp; TEXT([.I245]; &quot;@&quot;)" office:value-type="string" office:string-value="The logic board part number is 820-0521 and the user intended to type 0" calcext:value-type="string">
            <text:p>The logic board part number is 820-052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44</text:p>
          </table:table-cell>
          <table:table-cell/>
          <table:table-cell table:formula="of:= &quot;The logic board part number is &quot; &amp; TEXT([.H246]; &quot;@&quot;) &amp; &quot; and the user intended to type &quot; &amp; TEXT([.I246]; &quot;@&quot;)" office:value-type="string" office:string-value="The logic board part number is 820-00244 and the user intended to type 0" calcext:value-type="string">
            <text:p>The logic board part number is 820-0024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045</text:p>
          </table:table-cell>
          <table:table-cell/>
          <table:table-cell table:formula="of:= &quot;The logic board part number is &quot; &amp; TEXT([.H247]; &quot;@&quot;) &amp; &quot; and the user intended to type &quot; &amp; TEXT([.I247]; &quot;@&quot;)" office:value-type="string" office:string-value="The logic board part number is 820-00045 and the user intended to type 0" calcext:value-type="string">
            <text:p>The logic board part number is 820-0004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83</text:p>
          </table:table-cell>
          <table:table-cell/>
          <table:table-cell table:formula="of:= &quot;The logic board part number is &quot; &amp; TEXT([.H248]; &quot;@&quot;) &amp; &quot; and the user intended to type &quot; &amp; TEXT([.I248]; &quot;@&quot;)" office:value-type="string" office:string-value="The logic board part number is 820-00183 and the user intended to type 0" calcext:value-type="string">
            <text:p>The logic board part number is 820-0018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2115</text:p>
          </table:table-cell>
          <table:table-cell/>
          <table:table-cell table:formula="of:= &quot;The logic board part number is &quot; &amp; TEXT([.H249]; &quot;@&quot;) &amp; &quot; and the user intended to type &quot; &amp; TEXT([.I249]; &quot;@&quot;)" office:value-type="string" office:string-value="The logic board part number is 820-32115 and the user intended to type 0" calcext:value-type="string">
            <text:p>The logic board part number is 820-3211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1115</text:p>
          </table:table-cell>
          <table:table-cell/>
          <table:table-cell table:formula="of:= &quot;The logic board part number is &quot; &amp; TEXT([.H250]; &quot;@&quot;) &amp; &quot; and the user intended to type &quot; &amp; TEXT([.I250]; &quot;@&quot;)" office:value-type="string" office:string-value="The logic board part number is 820-31115 and the user intended to type 0" calcext:value-type="string">
            <text:p>The logic board part number is 820-3111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80</text:p>
          </table:table-cell>
          <table:table-cell/>
          <table:table-cell table:formula="of:= &quot;The logic board part number is &quot; &amp; TEXT([.H251]; &quot;@&quot;) &amp; &quot; and the user intended to type &quot; &amp; TEXT([.I251]; &quot;@&quot;)" office:value-type="string" office:string-value="The logic board part number is 820-00180 and the user intended to type 0" calcext:value-type="string">
            <text:p>The logic board part number is 820-0018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91</text:p>
          </table:table-cell>
          <table:table-cell/>
          <table:table-cell table:formula="of:= &quot;The logic board part number is &quot; &amp; TEXT([.H252]; &quot;@&quot;) &amp; &quot; and the user intended to type &quot; &amp; TEXT([.I252]; &quot;@&quot;)" office:value-type="string" office:string-value="The logic board part number is 820-00291 and the user intended to type 0" calcext:value-type="string">
            <text:p>The logic board part number is 820-0029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452</text:p>
          </table:table-cell>
          <table:table-cell/>
          <table:table-cell table:formula="of:= &quot;The logic board part number is &quot; &amp; TEXT([.H253]; &quot;@&quot;) &amp; &quot; and the user intended to type &quot; &amp; TEXT([.I253]; &quot;@&quot;)" office:value-type="string" office:string-value="The logic board part number is 820-00452 and the user intended to type 0" calcext:value-type="string">
            <text:p>The logic board part number is 820-0045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687</text:p>
          </table:table-cell>
          <table:table-cell/>
          <table:table-cell table:formula="of:= &quot;The logic board part number is &quot; &amp; TEXT([.H254]; &quot;@&quot;) &amp; &quot; and the user intended to type &quot; &amp; TEXT([.I254]; &quot;@&quot;)" office:value-type="string" office:string-value="The logic board part number is 820-00687 and the user intended to type 0" calcext:value-type="string">
            <text:p>The logic board part number is 820-0068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34</text:p>
          </table:table-cell>
          <table:table-cell/>
          <table:table-cell table:formula="of:= &quot;The logic board part number is &quot; &amp; TEXT([.H255]; &quot;@&quot;) &amp; &quot; and the user intended to type &quot; &amp; TEXT([.I255]; &quot;@&quot;)" office:value-type="string" office:string-value="The logic board part number is 820-00134 and the user intended to type 0" calcext:value-type="string">
            <text:p>The logic board part number is 820-0013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597</text:p>
          </table:table-cell>
          <table:table-cell/>
          <table:table-cell table:formula="of:= &quot;The logic board part number is &quot; &amp; TEXT([.H256]; &quot;@&quot;) &amp; &quot; and the user intended to type &quot; &amp; TEXT([.I256]; &quot;@&quot;)" office:value-type="string" office:string-value="The logic board part number is 820-00597 and the user intended to type 0" calcext:value-type="string">
            <text:p>The logic board part number is 820-0059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034</text:p>
          </table:table-cell>
          <table:table-cell/>
          <table:table-cell table:formula="of:= &quot;The logic board part number is &quot; &amp; TEXT([.H257]; &quot;@&quot;) &amp; &quot; and the user intended to type &quot; &amp; TEXT([.I257]; &quot;@&quot;)" office:value-type="string" office:string-value="The logic board part number is 820-00034 and the user intended to type 0" calcext:value-type="string">
            <text:p>The logic board part number is 820-0003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124</text:p>
          </table:table-cell>
          <table:table-cell/>
          <table:table-cell table:formula="of:= &quot;The logic board part number is &quot; &amp; TEXT([.H258]; &quot;@&quot;) &amp; &quot; and the user intended to type &quot; &amp; TEXT([.I258]; &quot;@&quot;)" office:value-type="string" office:string-value="The logic board part number is 820-01124 and the user intended to type 0" calcext:value-type="string">
            <text:p>The logic board part number is 820-0112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430</text:p>
          </table:table-cell>
          <table:table-cell/>
          <table:table-cell table:formula="of:= &quot;The logic board part number is &quot; &amp; TEXT([.H259]; &quot;@&quot;) &amp; &quot; and the user intended to type &quot; &amp; TEXT([.I259]; &quot;@&quot;)" office:value-type="string" office:string-value="The logic board part number is 820-00430 and the user intended to type 0" calcext:value-type="string">
            <text:p>The logic board part number is 820-0043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044</text:p>
          </table:table-cell>
          <table:table-cell/>
          <table:table-cell table:formula="of:= &quot;The logic board part number is &quot; &amp; TEXT([.H260]; &quot;@&quot;) &amp; &quot; and the user intended to type &quot; &amp; TEXT([.I260]; &quot;@&quot;)" office:value-type="string" office:string-value="The logic board part number is 820-00044 and the user intended to type 0" calcext:value-type="string">
            <text:p>The logic board part number is 820-0004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98</text:p>
          </table:table-cell>
          <table:table-cell/>
          <table:table-cell table:formula="of:= &quot;The logic board part number is &quot; &amp; TEXT([.H261]; &quot;@&quot;) &amp; &quot; and the user intended to type &quot; &amp; TEXT([.I261]; &quot;@&quot;)" office:value-type="string" office:string-value="The logic board part number is 820-00298 and the user intended to type 0" calcext:value-type="string">
            <text:p>The logic board part number is 820-0029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92</text:p>
          </table:table-cell>
          <table:table-cell/>
          <table:table-cell table:formula="of:= &quot;The logic board part number is &quot; &amp; TEXT([.H262]; &quot;@&quot;) &amp; &quot; and the user intended to type &quot; &amp; TEXT([.I262]; &quot;@&quot;)" office:value-type="string" office:string-value="The logic board part number is 820-00292 and the user intended to type 0" calcext:value-type="string">
            <text:p>The logic board part number is 820-0029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431</text:p>
          </table:table-cell>
          <table:table-cell/>
          <table:table-cell table:formula="of:= &quot;The logic board part number is &quot; &amp; TEXT([.H263]; &quot;@&quot;) &amp; &quot; and the user intended to type &quot; &amp; TEXT([.I263]; &quot;@&quot;)" office:value-type="string" office:string-value="The logic board part number is 820-00431 and the user intended to type 0" calcext:value-type="string">
            <text:p>The logic board part number is 820-0043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012</text:p>
          </table:table-cell>
          <table:table-cell/>
          <table:table-cell table:formula="of:= &quot;The logic board part number is &quot; &amp; TEXT([.H264]; &quot;@&quot;) &amp; &quot; and the user intended to type &quot; &amp; TEXT([.I264]; &quot;@&quot;)" office:value-type="string" office:string-value="The logic board part number is 820-00012 and the user intended to type 0" calcext:value-type="string">
            <text:p>The logic board part number is 820-0001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70</text:p>
          </table:table-cell>
          <table:table-cell/>
          <table:table-cell table:formula="of:= &quot;The logic board part number is &quot; &amp; TEXT([.H265]; &quot;@&quot;) &amp; &quot; and the user intended to type &quot; &amp; TEXT([.I265]; &quot;@&quot;)" office:value-type="string" office:string-value="The logic board part number is 820-00170 and the user intended to type 0" calcext:value-type="string">
            <text:p>The logic board part number is 820-0017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3437</text:p>
          </table:table-cell>
          <table:table-cell/>
          <table:table-cell table:formula="of:= &quot;The logic board part number is &quot; &amp; TEXT([.H266]; &quot;@&quot;) &amp; &quot; and the user intended to type &quot; &amp; TEXT([.I266]; &quot;@&quot;)" office:value-type="string" office:string-value="The logic board part number is 820-03437 and the user intended to type 0" calcext:value-type="string">
            <text:p>The logic board part number is 820-0343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055</text:p>
          </table:table-cell>
          <table:table-cell/>
          <table:table-cell table:formula="of:= &quot;The logic board part number is &quot; &amp; TEXT([.H267]; &quot;@&quot;) &amp; &quot; and the user intended to type &quot; &amp; TEXT([.I267]; &quot;@&quot;)" office:value-type="string" office:string-value="The logic board part number is 820-01055 and the user intended to type 0" calcext:value-type="string">
            <text:p>The logic board part number is 820-0105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658</text:p>
          </table:table-cell>
          <table:table-cell/>
          <table:table-cell table:formula="of:= &quot;The logic board part number is &quot; &amp; TEXT([.H268]; &quot;@&quot;) &amp; &quot; and the user intended to type &quot; &amp; TEXT([.I268]; &quot;@&quot;)" office:value-type="string" office:string-value="The logic board part number is 820-01658 and the user intended to type 0" calcext:value-type="string">
            <text:p>The logic board part number is 820-0165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841</text:p>
          </table:table-cell>
          <table:table-cell/>
          <table:table-cell table:formula="of:= &quot;The logic board part number is &quot; &amp; TEXT([.H269]; &quot;@&quot;) &amp; &quot; and the user intended to type &quot; &amp; TEXT([.I269]; &quot;@&quot;)" office:value-type="string" office:string-value="The logic board part number is 820-01841 and the user intended to type 0" calcext:value-type="string">
            <text:p>The logic board part number is 820-0184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50</text:p>
          </table:table-cell>
          <table:table-cell/>
          <table:table-cell table:formula="of:= &quot;The logic board part number is &quot; &amp; TEXT([.H270]; &quot;@&quot;) &amp; &quot; and the user intended to type &quot; &amp; TEXT([.I270]; &quot;@&quot;)" office:value-type="string" office:string-value="The logic board part number is 820-00150 and the user intended to type 0" calcext:value-type="string">
            <text:p>The logic board part number is 820-0015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165</text:p>
          </table:table-cell>
          <table:table-cell/>
          <table:table-cell table:formula="of:= &quot;The logic board part number is &quot; &amp; TEXT([.H271]; &quot;@&quot;) &amp; &quot; and the user intended to type &quot; &amp; TEXT([.I271]; &quot;@&quot;)" office:value-type="string" office:string-value="The logic board part number is 820-01165 and the user intended to type 0" calcext:value-type="string">
            <text:p>The logic board part number is 820-0116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827</text:p>
          </table:table-cell>
          <table:table-cell/>
          <table:table-cell table:formula="of:= &quot;The logic board part number is &quot; &amp; TEXT([.H272]; &quot;@&quot;) &amp; &quot; and the user intended to type &quot; &amp; TEXT([.I272]; &quot;@&quot;)" office:value-type="string" office:string-value="The logic board part number is 820-01827 and the user intended to type 0" calcext:value-type="string">
            <text:p>The logic board part number is 820-0182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326</text:p>
          </table:table-cell>
          <table:table-cell/>
          <table:table-cell table:formula="of:= &quot;The logic board part number is &quot; &amp; TEXT([.H273]; &quot;@&quot;) &amp; &quot; and the user intended to type &quot; &amp; TEXT([.I273]; &quot;@&quot;)" office:value-type="string" office:string-value="The logic board part number is 820-01326 and the user intended to type 0" calcext:value-type="string">
            <text:p>The logic board part number is 820-0132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93</text:p>
          </table:table-cell>
          <table:table-cell/>
          <table:table-cell table:formula="of:= &quot;The logic board part number is &quot; &amp; TEXT([.H274]; &quot;@&quot;) &amp; &quot; and the user intended to type &quot; &amp; TEXT([.I274]; &quot;@&quot;)" office:value-type="string" office:string-value="The logic board part number is 820-00293 and the user intended to type 0" calcext:value-type="string">
            <text:p>The logic board part number is 820-0029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236</text:p>
          </table:table-cell>
          <table:table-cell/>
          <table:table-cell table:formula="of:= &quot;The logic board part number is &quot; &amp; TEXT([.H275]; &quot;@&quot;) &amp; &quot; and the user intended to type &quot; &amp; TEXT([.I275]; &quot;@&quot;)" office:value-type="string" office:string-value="The logic board part number is 820-01236 and the user intended to type 0" calcext:value-type="string">
            <text:p>The logic board part number is 820-0123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392</text:p>
          </table:table-cell>
          <table:table-cell/>
          <table:table-cell table:formula="of:= &quot;The logic board part number is &quot; &amp; TEXT([.H276]; &quot;@&quot;) &amp; &quot; and the user intended to type &quot; &amp; TEXT([.I276]; &quot;@&quot;)" office:value-type="string" office:string-value="The logic board part number is 820-00392 and the user intended to type 0" calcext:value-type="string">
            <text:p>The logic board part number is 820-0039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36</text:p>
          </table:table-cell>
          <table:table-cell/>
          <table:table-cell table:formula="of:= &quot;The logic board part number is &quot; &amp; TEXT([.H277]; &quot;@&quot;) &amp; &quot; and the user intended to type &quot; &amp; TEXT([.I277]; &quot;@&quot;)" office:value-type="string" office:string-value="The logic board part number is 820-00236 and the user intended to type 0" calcext:value-type="string">
            <text:p>The logic board part number is 820-0023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609</text:p>
          </table:table-cell>
          <table:table-cell/>
          <table:table-cell table:formula="of:= &quot;The logic board part number is &quot; &amp; TEXT([.H278]; &quot;@&quot;) &amp; &quot; and the user intended to type &quot; &amp; TEXT([.I278]; &quot;@&quot;)" office:value-type="string" office:string-value="The logic board part number is 820-00609 and the user intended to type 0" calcext:value-type="string">
            <text:p>The logic board part number is 820-0060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7100</text:p>
          </table:table-cell>
          <table:table-cell/>
          <table:table-cell table:formula="of:= &quot;The logic board part number is &quot; &amp; TEXT([.H279]; &quot;@&quot;) &amp; &quot; and the user intended to type &quot; &amp; TEXT([.I279]; &quot;@&quot;)" office:value-type="string" office:string-value="The logic board part number is 820-07100 and the user intended to type 0" calcext:value-type="string">
            <text:p>The logic board part number is 820-0710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069</text:p>
          </table:table-cell>
          <table:table-cell/>
          <table:table-cell table:formula="of:= &quot;The logic board part number is &quot; &amp; TEXT([.H280]; &quot;@&quot;) &amp; &quot; and the user intended to type &quot; &amp; TEXT([.I280]; &quot;@&quot;)" office:value-type="string" office:string-value="The logic board part number is 820-01069 and the user intended to type 0" calcext:value-type="string">
            <text:p>The logic board part number is 820-0106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46</text:p>
          </table:table-cell>
          <table:table-cell/>
          <table:table-cell table:formula="of:= &quot;The logic board part number is &quot; &amp; TEXT([.H281]; &quot;@&quot;) &amp; &quot; and the user intended to type &quot; &amp; TEXT([.I281]; &quot;@&quot;)" office:value-type="string" office:string-value="The logic board part number is 820-00246 and the user intended to type 0" calcext:value-type="string">
            <text:p>The logic board part number is 820-0024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615</text:p>
          </table:table-cell>
          <table:table-cell/>
          <table:table-cell table:formula="of:= &quot;The logic board part number is &quot; &amp; TEXT([.H282]; &quot;@&quot;) &amp; &quot; and the user intended to type &quot; &amp; TEXT([.I282]; &quot;@&quot;)" office:value-type="string" office:string-value="The logic board part number is 820-00615 and the user intended to type 0" calcext:value-type="string">
            <text:p>The logic board part number is 820-0061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992</text:p>
          </table:table-cell>
          <table:table-cell/>
          <table:table-cell table:formula="of:= &quot;The logic board part number is &quot; &amp; TEXT([.H283]; &quot;@&quot;) &amp; &quot; and the user intended to type &quot; &amp; TEXT([.I283]; &quot;@&quot;)" office:value-type="string" office:string-value="The logic board part number is 820-01992 and the user intended to type 0" calcext:value-type="string">
            <text:p>The logic board part number is 820-0199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401</text:p>
          </table:table-cell>
          <table:table-cell/>
          <table:table-cell table:formula="of:= &quot;The logic board part number is &quot; &amp; TEXT([.H284]; &quot;@&quot;) &amp; &quot; and the user intended to type &quot; &amp; TEXT([.I284]; &quot;@&quot;)" office:value-type="string" office:string-value="The logic board part number is 820-01401 and the user intended to type 0" calcext:value-type="string">
            <text:p>The logic board part number is 820-0140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897</text:p>
          </table:table-cell>
          <table:table-cell/>
          <table:table-cell table:formula="of:= &quot;The logic board part number is &quot; &amp; TEXT([.H285]; &quot;@&quot;) &amp; &quot; and the user intended to type &quot; &amp; TEXT([.I285]; &quot;@&quot;)" office:value-type="string" office:string-value="The logic board part number is 820-01897 and the user intended to type 0" calcext:value-type="string">
            <text:p>The logic board part number is 820-0189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480</text:p>
          </table:table-cell>
          <table:table-cell/>
          <table:table-cell table:formula="of:= &quot;The logic board part number is &quot; &amp; TEXT([.H286]; &quot;@&quot;) &amp; &quot; and the user intended to type &quot; &amp; TEXT([.I286]; &quot;@&quot;)" office:value-type="string" office:string-value="The logic board part number is 820-00480 and the user intended to type 0" calcext:value-type="string">
            <text:p>The logic board part number is 820-0048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9158</text:p>
          </table:table-cell>
          <table:table-cell/>
          <table:table-cell table:formula="of:= &quot;The logic board part number is &quot; &amp; TEXT([.H287]; &quot;@&quot;) &amp; &quot; and the user intended to type &quot; &amp; TEXT([.I287]; &quot;@&quot;)" office:value-type="string" office:string-value="The logic board part number is 820-09158 and the user intended to type 0" calcext:value-type="string">
            <text:p>The logic board part number is 820-0915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69</text:p>
          </table:table-cell>
          <table:table-cell/>
          <table:table-cell table:formula="of:= &quot;The logic board part number is &quot; &amp; TEXT([.H288]; &quot;@&quot;) &amp; &quot; and the user intended to type &quot; &amp; TEXT([.I288]; &quot;@&quot;)" office:value-type="string" office:string-value="The logic board part number is 820-00269 and the user intended to type 0" calcext:value-type="string">
            <text:p>The logic board part number is 820-0026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654</text:p>
          </table:table-cell>
          <table:table-cell/>
          <table:table-cell table:formula="of:= &quot;The logic board part number is &quot; &amp; TEXT([.H289]; &quot;@&quot;) &amp; &quot; and the user intended to type &quot; &amp; TEXT([.I289]; &quot;@&quot;)" office:value-type="string" office:string-value="The logic board part number is 820-01654 and the user intended to type 0" calcext:value-type="string">
            <text:p>The logic board part number is 820-0165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237</text:p>
          </table:table-cell>
          <table:table-cell/>
          <table:table-cell table:formula="of:= &quot;The logic board part number is &quot; &amp; TEXT([.H290]; &quot;@&quot;) &amp; &quot; and the user intended to type &quot; &amp; TEXT([.I290]; &quot;@&quot;)" office:value-type="string" office:string-value="The logic board part number is 820-01237 and the user intended to type 0" calcext:value-type="string">
            <text:p>The logic board part number is 820-0123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28789</text:p>
          </table:table-cell>
          <table:table-cell/>
          <table:table-cell table:formula="of:= &quot;The logic board part number is &quot; &amp; TEXT([.H291]; &quot;@&quot;) &amp; &quot; and the user intended to type &quot; &amp; TEXT([.I291]; &quot;@&quot;)" office:value-type="string" office:string-value="The logic board part number is 820-28789 and the user intended to type 0" calcext:value-type="string">
            <text:p>The logic board part number is 820-2878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967</text:p>
          </table:table-cell>
          <table:table-cell/>
          <table:table-cell table:formula="of:= &quot;The logic board part number is &quot; &amp; TEXT([.H292]; &quot;@&quot;) &amp; &quot; and the user intended to type &quot; &amp; TEXT([.I292]; &quot;@&quot;)" office:value-type="string" office:string-value="The logic board part number is 820-00967 and the user intended to type 0" calcext:value-type="string">
            <text:p>The logic board part number is 820-0096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190</text:p>
          </table:table-cell>
          <table:table-cell/>
          <table:table-cell table:formula="of:= &quot;The logic board part number is &quot; &amp; TEXT([.H293]; &quot;@&quot;) &amp; &quot; and the user intended to type &quot; &amp; TEXT([.I293]; &quot;@&quot;)" office:value-type="string" office:string-value="The logic board part number is 820-01190 and the user intended to type 0" calcext:value-type="string">
            <text:p>The logic board part number is 820-0119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512</text:p>
          </table:table-cell>
          <table:table-cell/>
          <table:table-cell table:formula="of:= &quot;The logic board part number is &quot; &amp; TEXT([.H294]; &quot;@&quot;) &amp; &quot; and the user intended to type &quot; &amp; TEXT([.I294]; &quot;@&quot;)" office:value-type="string" office:string-value="The logic board part number is 820-01512 and the user intended to type 0" calcext:value-type="string">
            <text:p>The logic board part number is 820-0151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245</text:p>
          </table:table-cell>
          <table:table-cell/>
          <table:table-cell table:formula="of:= &quot;The logic board part number is &quot; &amp; TEXT([.H295]; &quot;@&quot;) &amp; &quot; and the user intended to type &quot; &amp; TEXT([.I295]; &quot;@&quot;)" office:value-type="string" office:string-value="The logic board part number is 820-00245 and the user intended to type 0" calcext:value-type="string">
            <text:p>The logic board part number is 820-0024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34374</text:p>
          </table:table-cell>
          <table:table-cell/>
          <table:table-cell table:formula="of:= &quot;The logic board part number is &quot; &amp; TEXT([.H296]; &quot;@&quot;) &amp; &quot; and the user intended to type &quot; &amp; TEXT([.I296]; &quot;@&quot;)" office:value-type="string" office:string-value="The logic board part number is 820-34374 and the user intended to type 0" calcext:value-type="string">
            <text:p>The logic board part number is 820-34374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926</text:p>
          </table:table-cell>
          <table:table-cell/>
          <table:table-cell table:formula="of:= &quot;The logic board part number is &quot; &amp; TEXT([.H297]; &quot;@&quot;) &amp; &quot; and the user intended to type &quot; &amp; TEXT([.I297]; &quot;@&quot;)" office:value-type="string" office:string-value="The logic board part number is 820-00926 and the user intended to type 0" calcext:value-type="string">
            <text:p>The logic board part number is 820-0092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43</text:p>
          </table:table-cell>
          <table:table-cell/>
          <table:table-cell table:formula="of:= &quot;The logic board part number is &quot; &amp; TEXT([.H298]; &quot;@&quot;) &amp; &quot; and the user intended to type &quot; &amp; TEXT([.I298]; &quot;@&quot;)" office:value-type="string" office:string-value="The logic board part number is 820-00143 and the user intended to type 0" calcext:value-type="string">
            <text:p>The logic board part number is 820-0014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939</text:p>
          </table:table-cell>
          <table:table-cell/>
          <table:table-cell table:formula="of:= &quot;The logic board part number is &quot; &amp; TEXT([.H299]; &quot;@&quot;) &amp; &quot; and the user intended to type &quot; &amp; TEXT([.I299]; &quot;@&quot;)" office:value-type="string" office:string-value="The logic board part number is 820-00939 and the user intended to type 0" calcext:value-type="string">
            <text:p>The logic board part number is 820-0093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418</text:p>
          </table:table-cell>
          <table:table-cell/>
          <table:table-cell table:formula="of:= &quot;The logic board part number is &quot; &amp; TEXT([.H300]; &quot;@&quot;) &amp; &quot; and the user intended to type &quot; &amp; TEXT([.I300]; &quot;@&quot;)" office:value-type="string" office:string-value="The logic board part number is 820-01418 and the user intended to type 0" calcext:value-type="string">
            <text:p>The logic board part number is 820-0141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85</text:p>
          </table:table-cell>
          <table:table-cell/>
          <table:table-cell table:formula="of:= &quot;The logic board part number is &quot; &amp; TEXT([.H301]; &quot;@&quot;) &amp; &quot; and the user intended to type &quot; &amp; TEXT([.I301]; &quot;@&quot;)" office:value-type="string" office:string-value="The logic board part number is 820-00185 and the user intended to type 0" calcext:value-type="string">
            <text:p>The logic board part number is 820-0018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36</text:p>
          </table:table-cell>
          <table:table-cell/>
          <table:table-cell table:formula="of:= &quot;The logic board part number is &quot; &amp; TEXT([.H302]; &quot;@&quot;) &amp; &quot; and the user intended to type &quot; &amp; TEXT([.I302]; &quot;@&quot;)" office:value-type="string" office:string-value="The logic board part number is 820-00136 and the user intended to type 0" calcext:value-type="string">
            <text:p>The logic board part number is 820-00136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040</text:p>
          </table:table-cell>
          <table:table-cell/>
          <table:table-cell table:formula="of:= &quot;The logic board part number is &quot; &amp; TEXT([.H303]; &quot;@&quot;) &amp; &quot; and the user intended to type &quot; &amp; TEXT([.I303]; &quot;@&quot;)" office:value-type="string" office:string-value="The logic board part number is 820-01040 and the user intended to type 0" calcext:value-type="string">
            <text:p>The logic board part number is 820-0104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821</text:p>
          </table:table-cell>
          <table:table-cell/>
          <table:table-cell table:formula="of:= &quot;The logic board part number is &quot; &amp; TEXT([.H304]; &quot;@&quot;) &amp; &quot; and the user intended to type &quot; &amp; TEXT([.I304]; &quot;@&quot;)" office:value-type="string" office:string-value="The logic board part number is 820-00821 and the user intended to type 0" calcext:value-type="string">
            <text:p>The logic board part number is 820-0082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310</text:p>
          </table:table-cell>
          <table:table-cell/>
          <table:table-cell table:formula="of:= &quot;The logic board part number is &quot; &amp; TEXT([.H305]; &quot;@&quot;) &amp; &quot; and the user intended to type &quot; &amp; TEXT([.I305]; &quot;@&quot;)" office:value-type="string" office:string-value="The logic board part number is 820-01310 and the user intended to type 0" calcext:value-type="string">
            <text:p>The logic board part number is 820-01310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2987</text:p>
          </table:table-cell>
          <table:table-cell/>
          <table:table-cell table:formula="of:= &quot;The logic board part number is &quot; &amp; TEXT([.H306]; &quot;@&quot;) &amp; &quot; and the user intended to type &quot; &amp; TEXT([.I306]; &quot;@&quot;)" office:value-type="string" office:string-value="The logic board part number is 820-02987 and the user intended to type 0" calcext:value-type="string">
            <text:p>The logic board part number is 820-0298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061</text:p>
          </table:table-cell>
          <table:table-cell/>
          <table:table-cell table:formula="of:= &quot;The logic board part number is &quot; &amp; TEXT([.H307]; &quot;@&quot;) &amp; &quot; and the user intended to type &quot; &amp; TEXT([.I307]; &quot;@&quot;)" office:value-type="string" office:string-value="The logic board part number is 820-01061 and the user intended to type 0" calcext:value-type="string">
            <text:p>The logic board part number is 820-0106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10958</text:p>
          </table:table-cell>
          <table:table-cell/>
          <table:table-cell table:formula="of:= &quot;The logic board part number is &quot; &amp; TEXT([.H308]; &quot;@&quot;) &amp; &quot; and the user intended to type &quot; &amp; TEXT([.I308]; &quot;@&quot;)" office:value-type="string" office:string-value="The logic board part number is 820-10958 and the user intended to type 0" calcext:value-type="string">
            <text:p>The logic board part number is 820-10958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629</text:p>
          </table:table-cell>
          <table:table-cell/>
          <table:table-cell table:formula="of:= &quot;The logic board part number is &quot; &amp; TEXT([.H309]; &quot;@&quot;) &amp; &quot; and the user intended to type &quot; &amp; TEXT([.I309]; &quot;@&quot;)" office:value-type="string" office:string-value="The logic board part number is 820-00629 and the user intended to type 0" calcext:value-type="string">
            <text:p>The logic board part number is 820-0062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959</text:p>
          </table:table-cell>
          <table:table-cell/>
          <table:table-cell table:formula="of:= &quot;The logic board part number is &quot; &amp; TEXT([.H310]; &quot;@&quot;) &amp; &quot; and the user intended to type &quot; &amp; TEXT([.I310]; &quot;@&quot;)" office:value-type="string" office:string-value="The logic board part number is 820-01959 and the user intended to type 0" calcext:value-type="string">
            <text:p>The logic board part number is 820-0195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2091</text:p>
          </table:table-cell>
          <table:table-cell/>
          <table:table-cell table:formula="of:= &quot;The logic board part number is &quot; &amp; TEXT([.H311]; &quot;@&quot;) &amp; &quot; and the user intended to type &quot; &amp; TEXT([.I311]; &quot;@&quot;)" office:value-type="string" office:string-value="The logic board part number is 820-02091 and the user intended to type 0" calcext:value-type="string">
            <text:p>The logic board part number is 820-02091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2037</text:p>
          </table:table-cell>
          <table:table-cell/>
          <table:table-cell table:formula="of:= &quot;The logic board part number is &quot; &amp; TEXT([.H312]; &quot;@&quot;) &amp; &quot; and the user intended to type &quot; &amp; TEXT([.I312]; &quot;@&quot;)" office:value-type="string" office:string-value="The logic board part number is 820-02037 and the user intended to type 0" calcext:value-type="string">
            <text:p>The logic board part number is 820-02037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823</text:p>
          </table:table-cell>
          <table:table-cell/>
          <table:table-cell table:formula="of:= &quot;The logic board part number is &quot; &amp; TEXT([.H313]; &quot;@&quot;) &amp; &quot; and the user intended to type &quot; &amp; TEXT([.I313]; &quot;@&quot;)" office:value-type="string" office:string-value="The logic board part number is 820-01823 and the user intended to type 0" calcext:value-type="string">
            <text:p>The logic board part number is 820-0182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1779</text:p>
          </table:table-cell>
          <table:table-cell/>
          <table:table-cell table:formula="of:= &quot;The logic board part number is &quot; &amp; TEXT([.H314]; &quot;@&quot;) &amp; &quot; and the user intended to type &quot; &amp; TEXT([.I314]; &quot;@&quot;)" office:value-type="string" office:string-value="The logic board part number is 820-01779 and the user intended to type 0" calcext:value-type="string">
            <text:p>The logic board part number is 820-01779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2443</text:p>
          </table:table-cell>
          <table:table-cell/>
          <table:table-cell table:formula="of:= &quot;The logic board part number is &quot; &amp; TEXT([.H315]; &quot;@&quot;) &amp; &quot; and the user intended to type &quot; &amp; TEXT([.I315]; &quot;@&quot;)" office:value-type="string" office:string-value="The logic board part number is 820-02443 and the user intended to type 0" calcext:value-type="string">
            <text:p>The logic board part number is 820-02443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2862</text:p>
          </table:table-cell>
          <table:table-cell/>
          <table:table-cell table:formula="of:= &quot;The logic board part number is &quot; &amp; TEXT([.H316]; &quot;@&quot;) &amp; &quot; and the user intended to type &quot; &amp; TEXT([.I316]; &quot;@&quot;)" office:value-type="string" office:string-value="The logic board part number is 820-02862 and the user intended to type 0" calcext:value-type="string">
            <text:p>The logic board part number is 820-02862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0145</text:p>
          </table:table-cell>
          <table:table-cell/>
          <table:table-cell table:formula="of:= &quot;The logic board part number is &quot; &amp; TEXT([.H317]; &quot;@&quot;) &amp; &quot; and the user intended to type &quot; &amp; TEXT([.I317]; &quot;@&quot;)" office:value-type="string" office:string-value="The logic board part number is 820-00145 and the user intended to type 0" calcext:value-type="string">
            <text:p>The logic board part number is 820-00145 and the user intended to type 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820-02890</text:p>
          </table:table-cell>
          <table:table-cell/>
          <table:table-cell table:formula="of:= &quot;The logic board part number is &quot; &amp; TEXT([.H318]; &quot;@&quot;) &amp; &quot; and the user intended to type &quot; &amp; TEXT([.I318]; &quot;@&quot;)" office:value-type="string" office:string-value="The logic board part number is 820-02890 and the user intended to type 0" calcext:value-type="string">
            <text:p>The logic board part number is 820-0289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19]; &quot;@&quot;) &amp; &quot; and the user intended to type &quot; &amp; TEXT([.I319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0]; &quot;@&quot;) &amp; &quot; and the user intended to type &quot; &amp; TEXT([.I320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1]; &quot;@&quot;) &amp; &quot; and the user intended to type &quot; &amp; TEXT([.I321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2]; &quot;@&quot;) &amp; &quot; and the user intended to type &quot; &amp; TEXT([.I322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3]; &quot;@&quot;) &amp; &quot; and the user intended to type &quot; &amp; TEXT([.I323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4]; &quot;@&quot;) &amp; &quot; and the user intended to type &quot; &amp; TEXT([.I324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5]; &quot;@&quot;) &amp; &quot; and the user intended to type &quot; &amp; TEXT([.I325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6]; &quot;@&quot;) &amp; &quot; and the user intended to type &quot; &amp; TEXT([.I326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7]; &quot;@&quot;) &amp; &quot; and the user intended to type &quot; &amp; TEXT([.I327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8]; &quot;@&quot;) &amp; &quot; and the user intended to type &quot; &amp; TEXT([.I328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29]; &quot;@&quot;) &amp; &quot; and the user intended to type &quot; &amp; TEXT([.I329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0]; &quot;@&quot;) &amp; &quot; and the user intended to type &quot; &amp; TEXT([.I330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1]; &quot;@&quot;) &amp; &quot; and the user intended to type &quot; &amp; TEXT([.I331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2]; &quot;@&quot;) &amp; &quot; and the user intended to type &quot; &amp; TEXT([.I332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3]; &quot;@&quot;) &amp; &quot; and the user intended to type &quot; &amp; TEXT([.I333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4]; &quot;@&quot;) &amp; &quot; and the user intended to type &quot; &amp; TEXT([.I334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5]; &quot;@&quot;) &amp; &quot; and the user intended to type &quot; &amp; TEXT([.I335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6]; &quot;@&quot;) &amp; &quot; and the user intended to type &quot; &amp; TEXT([.I336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7]; &quot;@&quot;) &amp; &quot; and the user intended to type &quot; &amp; TEXT([.I337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8]; &quot;@&quot;) &amp; &quot; and the user intended to type &quot; &amp; TEXT([.I338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39]; &quot;@&quot;) &amp; &quot; and the user intended to type &quot; &amp; TEXT([.I339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0]; &quot;@&quot;) &amp; &quot; and the user intended to type &quot; &amp; TEXT([.I340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1]; &quot;@&quot;) &amp; &quot; and the user intended to type &quot; &amp; TEXT([.I341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2]; &quot;@&quot;) &amp; &quot; and the user intended to type &quot; &amp; TEXT([.I342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3]; &quot;@&quot;) &amp; &quot; and the user intended to type &quot; &amp; TEXT([.I343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4]; &quot;@&quot;) &amp; &quot; and the user intended to type &quot; &amp; TEXT([.I344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5]; &quot;@&quot;) &amp; &quot; and the user intended to type &quot; &amp; TEXT([.I345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6]; &quot;@&quot;) &amp; &quot; and the user intended to type &quot; &amp; TEXT([.I346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7]; &quot;@&quot;) &amp; &quot; and the user intended to type &quot; &amp; TEXT([.I347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8]; &quot;@&quot;) &amp; &quot; and the user intended to type &quot; &amp; TEXT([.I348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49]; &quot;@&quot;) &amp; &quot; and the user intended to type &quot; &amp; TEXT([.I349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0]; &quot;@&quot;) &amp; &quot; and the user intended to type &quot; &amp; TEXT([.I350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1]; &quot;@&quot;) &amp; &quot; and the user intended to type &quot; &amp; TEXT([.I351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2]; &quot;@&quot;) &amp; &quot; and the user intended to type &quot; &amp; TEXT([.I352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3]; &quot;@&quot;) &amp; &quot; and the user intended to type &quot; &amp; TEXT([.I353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4]; &quot;@&quot;) &amp; &quot; and the user intended to type &quot; &amp; TEXT([.I354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5]; &quot;@&quot;) &amp; &quot; and the user intended to type &quot; &amp; TEXT([.I355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6]; &quot;@&quot;) &amp; &quot; and the user intended to type &quot; &amp; TEXT([.I356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7]; &quot;@&quot;) &amp; &quot; and the user intended to type &quot; &amp; TEXT([.I357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8]; &quot;@&quot;) &amp; &quot; and the user intended to type &quot; &amp; TEXT([.I358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59]; &quot;@&quot;) &amp; &quot; and the user intended to type &quot; &amp; TEXT([.I359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0]; &quot;@&quot;) &amp; &quot; and the user intended to type &quot; &amp; TEXT([.I360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1]; &quot;@&quot;) &amp; &quot; and the user intended to type &quot; &amp; TEXT([.I361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2]; &quot;@&quot;) &amp; &quot; and the user intended to type &quot; &amp; TEXT([.I362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3]; &quot;@&quot;) &amp; &quot; and the user intended to type &quot; &amp; TEXT([.I363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4]; &quot;@&quot;) &amp; &quot; and the user intended to type &quot; &amp; TEXT([.I364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5]; &quot;@&quot;) &amp; &quot; and the user intended to type &quot; &amp; TEXT([.I365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6]; &quot;@&quot;) &amp; &quot; and the user intended to type &quot; &amp; TEXT([.I366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7]; &quot;@&quot;) &amp; &quot; and the user intended to type &quot; &amp; TEXT([.I367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8]; &quot;@&quot;) &amp; &quot; and the user intended to type &quot; &amp; TEXT([.I368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69]; &quot;@&quot;) &amp; &quot; and the user intended to type &quot; &amp; TEXT([.I369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  <table:table-row table:style-name="ro1">
          <table:table-cell table:number-columns-repeated="9"/>
          <table:table-cell table:formula="of:= &quot;The logic board part number is &quot; &amp; TEXT([.H370]; &quot;@&quot;) &amp; &quot; and the user intended to type &quot; &amp; TEXT([.I370]; &quot;@&quot;)" office:value-type="string" office:string-value="The logic board part number is 0 and the user intended to type 0" calcext:value-type="string">
            <text:p>The logic board part number is 0 and the user intended to type 0</text:p>
          </table:table-cell>
        </table:table-row>
      </table:table>
      <table:named-expressions/>
      <table:database-ranges>
        <table:database-range table:name="__Anonymous_Sheet_DB__0" table:target-range-address="macbook_board_models.A2:macbook_board_models.H3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5T22:12:42.027434477</dc:date>
    <meta:editing-duration>PT1H17M51S</meta:editing-duration>
    <meta:editing-cycles>1</meta:editing-cycles>
    <meta:document-statistic meta:table-count="1" meta:cell-count="1059" meta:object-count="0"/>
    <meta:generator>LibreOffice/7.3.7.2$Linux_X86_64 LibreOffice_project/30$Build-2</meta:generator>
  </office:meta>
</office:document-meta>
</file>